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39d842" officeooo:paragraph-rsid="0039d842"/>
    </style:style>
    <style:style style:name="P2" style:family="paragraph" style:parent-style-name="Standard">
      <style:text-properties officeooo:rsid="00192857" officeooo:paragraph-rsid="001a0ab8"/>
    </style:style>
    <style:style style:name="P3" style:family="paragraph" style:parent-style-name="Standard">
      <style:text-properties officeooo:rsid="00192857" officeooo:paragraph-rsid="001b132b"/>
    </style:style>
    <style:style style:name="P4" style:family="paragraph" style:parent-style-name="Standard">
      <style:text-properties fo:font-size="20pt" fo:font-weight="bold" officeooo:rsid="001a0ab8" officeooo:paragraph-rsid="001a0ab8" style:font-size-asian="20pt" style:font-weight-asian="bold" style:font-size-complex="20pt" style:font-weight-complex="bold"/>
    </style:style>
    <style:style style:name="P5" style:family="paragraph" style:parent-style-name="Standard">
      <style:text-properties fo:font-size="30pt" style:text-underline-style="solid" style:text-underline-width="auto" style:text-underline-color="font-color" fo:font-weight="bold" officeooo:rsid="00192857" officeooo:paragraph-rsid="001b132b" style:font-size-asian="30pt" style:font-weight-asian="bold" style:font-size-complex="30pt" style:font-weight-complex="bold"/>
    </style:style>
    <style:style style:name="P6" style:family="paragraph" style:parent-style-name="Standard">
      <style:text-properties fo:font-size="15pt" fo:font-weight="bold" officeooo:rsid="001fafde" officeooo:paragraph-rsid="001fafde" style:font-size-asian="15pt" style:font-weight-asian="bold" style:font-size-complex="15pt" style:font-weight-complex="bold"/>
    </style:style>
    <style:style style:name="P7" style:family="paragraph" style:parent-style-name="Standard">
      <style:text-properties fo:font-size="15pt" fo:font-style="normal" fo:font-weight="bold" officeooo:rsid="004437d6" officeooo:paragraph-rsid="00420ff0" fo:background-color="transparent" style:font-size-asian="15pt" style:font-style-asian="normal" style:font-weight-asian="bold" style:font-size-complex="15pt" style:font-style-complex="normal" style:font-weight-complex="bold"/>
    </style:style>
    <style:style style:name="P8" style:family="paragraph" style:parent-style-name="Standard">
      <style:text-properties fo:font-size="15pt" fo:font-style="normal" fo:font-weight="bold" officeooo:rsid="004437d6" officeooo:paragraph-rsid="0045bad2" fo:background-color="transparent" style:font-size-asian="15pt" style:font-style-asian="normal" style:font-weight-asian="bold" style:font-size-complex="15pt" style:font-style-complex="normal" style:font-weight-complex="bold"/>
    </style:style>
    <style:style style:name="P9" style:family="paragraph" style:parent-style-name="Standard">
      <style:text-properties fo:font-size="13pt" fo:font-weight="bold" officeooo:rsid="001fafde" officeooo:paragraph-rsid="001fafde" style:font-size-asian="13pt" style:font-weight-asian="bold" style:font-size-complex="13pt" style:font-weight-complex="bold"/>
    </style:style>
    <style:style style:name="P10" style:family="paragraph" style:parent-style-name="Standard">
      <style:text-properties fo:font-size="13pt" fo:font-weight="bold" officeooo:paragraph-rsid="002aa014" style:font-size-asian="13pt" style:font-weight-asian="bold" style:font-size-complex="13pt" style:font-weight-complex="bold"/>
    </style:style>
    <style:style style:name="P11" style:family="paragraph" style:parent-style-name="Standard">
      <style:text-properties fo:font-size="13pt" fo:font-style="normal" fo:font-weight="bold" officeooo:rsid="001fafde" officeooo:paragraph-rsid="0039d842" style:font-size-asian="13pt" style:font-style-asian="normal" style:font-weight-asian="bold" style:font-size-complex="13pt" style:font-style-complex="normal" style:font-weight-complex="bold"/>
    </style:style>
    <style:style style:name="P12" style:family="paragraph" style:parent-style-name="Standard">
      <style:text-properties fo:font-size="13pt" fo:font-style="normal" fo:font-weight="bold" officeooo:rsid="00405f09" officeooo:paragraph-rsid="0041b946" fo:background-color="transparent" style:font-size-asian="13pt" style:font-style-asian="normal" style:font-weight-asian="bold" style:font-size-complex="13pt" style:font-style-complex="normal" style:font-weight-complex="bold"/>
    </style:style>
    <style:style style:name="P13" style:family="paragraph" style:parent-style-name="Standard">
      <style:text-properties fo:font-size="13pt" fo:font-style="normal" fo:font-weight="bold" officeooo:rsid="004437d6" officeooo:paragraph-rsid="0045bad2" fo:background-color="transparent" style:font-size-asian="13pt" style:font-style-asian="normal" style:font-weight-asian="bold" style:font-size-complex="13pt" style:font-style-complex="normal" style:font-weight-complex="bold"/>
    </style:style>
    <style:style style:name="P14" style:family="paragraph" style:parent-style-name="Standard">
      <style:text-properties fo:font-size="13pt" fo:font-style="normal" fo:font-weight="bold" officeooo:rsid="004437d6" officeooo:paragraph-rsid="0045bad2" fo:background-color="transparent" style:font-size-asian="11.3500003814697pt" style:font-style-asian="normal" style:font-weight-asian="bold" style:font-size-complex="13pt" style:font-style-complex="normal" style:font-weight-complex="bold"/>
    </style:style>
    <style:style style:name="P15" style:family="paragraph" style:parent-style-name="Standard">
      <style:text-properties fo:font-size="13pt" fo:font-style="normal" fo:font-weight="normal" officeooo:rsid="004437d6" officeooo:paragraph-rsid="0045bad2" fo:background-color="transparent" style:font-size-asian="11.3500003814697pt" style:font-style-asian="normal" style:font-weight-asian="normal" style:font-size-complex="13pt" style:font-style-complex="normal" style:font-weight-complex="normal"/>
    </style:style>
    <style:style style:name="P16" style:family="paragraph" style:parent-style-name="Standard">
      <style:text-properties fo:font-style="italic" officeooo:paragraph-rsid="0021ebd7" style:font-style-asian="italic" style:font-style-complex="italic"/>
    </style:style>
    <style:style style:name="P17" style:family="paragraph" style:parent-style-name="Standard">
      <style:text-properties fo:font-style="italic" officeooo:paragraph-rsid="0021f055" style:font-style-asian="italic" style:font-style-complex="italic"/>
    </style:style>
    <style:style style:name="P18" style:family="paragraph" style:parent-style-name="Standard">
      <style:text-properties fo:font-style="italic" officeooo:paragraph-rsid="00254ec9" style:font-style-asian="italic" style:font-style-complex="italic"/>
    </style:style>
    <style:style style:name="P19" style:family="paragraph" style:parent-style-name="Standard">
      <style:text-properties fo:font-style="italic" officeooo:paragraph-rsid="00288b8a" style:font-style-asian="italic" style:font-style-complex="italic"/>
    </style:style>
    <style:style style:name="P20" style:family="paragraph" style:parent-style-name="Standard">
      <style:text-properties fo:font-style="italic" officeooo:paragraph-rsid="0028d35a" style:font-style-asian="italic" style:font-style-complex="italic"/>
    </style:style>
    <style:style style:name="P21" style:family="paragraph" style:parent-style-name="Standard">
      <style:text-properties fo:font-style="italic" officeooo:paragraph-rsid="00308d12" style:font-style-asian="italic" style:font-style-complex="italic"/>
    </style:style>
    <style:style style:name="P22" style:family="paragraph" style:parent-style-name="Standard">
      <style:text-properties fo:font-style="italic" officeooo:paragraph-rsid="00319cc7" style:font-style-asian="italic" style:font-style-complex="italic"/>
    </style:style>
    <style:style style:name="P23" style:family="paragraph" style:parent-style-name="Standard">
      <style:text-properties fo:font-style="italic" officeooo:paragraph-rsid="0045bad2" style:font-style-asian="italic" style:font-style-complex="italic"/>
    </style:style>
    <style:style style:name="P24" style:family="paragraph" style:parent-style-name="Standard">
      <style:text-properties fo:font-style="italic" officeooo:paragraph-rsid="00478377" style:font-style-asian="italic" style:font-style-complex="italic"/>
    </style:style>
    <style:style style:name="P25" style:family="paragraph" style:parent-style-name="Standard">
      <style:text-properties fo:font-style="italic" officeooo:rsid="0052c08e" officeooo:paragraph-rsid="0052c08e" style:font-style-asian="italic" style:font-style-complex="italic"/>
    </style:style>
    <style:style style:name="P26" style:family="paragraph" style:parent-style-name="Standard">
      <style:text-properties fo:font-style="italic" officeooo:rsid="0021f055" officeooo:paragraph-rsid="0021f055" fo:background-color="transparent" style:font-style-asian="italic" style:font-style-complex="italic"/>
    </style:style>
    <style:style style:name="P27" style:family="paragraph" style:parent-style-name="Standard">
      <style:text-properties fo:font-style="normal" officeooo:rsid="0021f055" officeooo:paragraph-rsid="0021f055" fo:background-color="#dddddd" style:font-style-asian="normal" style:font-style-complex="normal"/>
    </style:style>
    <style:style style:name="P28" style:family="paragraph" style:parent-style-name="Standard">
      <style:text-properties fo:font-style="normal" officeooo:rsid="00236584" officeooo:paragraph-rsid="00236584" fo:background-color="#dddddd" style:font-style-asian="normal" style:font-style-complex="normal"/>
    </style:style>
    <style:style style:name="P29" style:family="paragraph" style:parent-style-name="Standard">
      <style:text-properties fo:font-style="normal" officeooo:rsid="00254ec9" officeooo:paragraph-rsid="00254ec9" fo:background-color="#dddddd" style:font-style-asian="normal" style:font-style-complex="normal"/>
    </style:style>
    <style:style style:name="P30" style:family="paragraph" style:parent-style-name="Standard">
      <style:text-properties fo:font-style="normal" officeooo:rsid="0027afc7" officeooo:paragraph-rsid="0027afc7" fo:background-color="#dddddd" style:font-style-asian="normal" style:font-style-complex="normal"/>
    </style:style>
    <style:style style:name="P31" style:family="paragraph" style:parent-style-name="Standard">
      <style:text-properties fo:font-style="normal" officeooo:rsid="00288b8a" officeooo:paragraph-rsid="00288b8a" fo:background-color="#dddddd" style:font-style-asian="normal" style:font-style-complex="normal"/>
    </style:style>
    <style:style style:name="P32" style:family="paragraph" style:parent-style-name="Standard">
      <style:text-properties fo:font-style="normal" officeooo:rsid="0028d35a" officeooo:paragraph-rsid="0028d35a" fo:background-color="#dddddd" style:font-style-asian="normal" style:font-style-complex="normal"/>
    </style:style>
    <style:style style:name="P33" style:family="paragraph" style:parent-style-name="Standard">
      <style:text-properties fo:font-style="normal" officeooo:rsid="00319cc7" officeooo:paragraph-rsid="00319cc7" fo:background-color="#dddddd" style:font-style-asian="normal" style:font-style-complex="normal"/>
    </style:style>
    <style:style style:name="P34" style:family="paragraph" style:parent-style-name="Standard">
      <style:text-properties fo:font-style="normal" officeooo:rsid="00334e25" officeooo:paragraph-rsid="00334e25" fo:background-color="#dddddd" style:font-style-asian="normal" style:font-style-complex="normal"/>
    </style:style>
    <style:style style:name="P35" style:family="paragraph" style:parent-style-name="Standard">
      <style:text-properties fo:font-style="normal" officeooo:rsid="0034426b" officeooo:paragraph-rsid="00334e25" fo:background-color="#dddddd" style:font-style-asian="normal" style:font-style-complex="normal"/>
    </style:style>
    <style:style style:name="P36" style:family="paragraph" style:parent-style-name="Standard">
      <style:text-properties fo:font-style="normal" officeooo:rsid="0034426b" officeooo:paragraph-rsid="0034426b" fo:background-color="#dddddd" style:font-style-asian="normal" style:font-style-complex="normal"/>
    </style:style>
    <style:style style:name="P37" style:family="paragraph" style:parent-style-name="Standard">
      <style:text-properties fo:font-style="normal" officeooo:rsid="00505cc5" officeooo:paragraph-rsid="00505cc5" fo:background-color="#dddddd" style:font-style-asian="normal" style:font-style-complex="normal"/>
    </style:style>
    <style:style style:name="P38" style:family="paragraph" style:parent-style-name="Standard">
      <style:text-properties fo:font-style="normal" officeooo:rsid="00505cc5" officeooo:paragraph-rsid="0052c08e" fo:background-color="#dddddd" style:font-style-asian="normal" style:font-style-complex="normal"/>
    </style:style>
    <style:style style:name="P39" style:family="paragraph" style:parent-style-name="Standard">
      <style:text-properties fo:font-style="normal" officeooo:rsid="00505cc5" officeooo:paragraph-rsid="00542036" fo:background-color="#dddddd" style:font-style-asian="normal" style:font-style-complex="normal"/>
    </style:style>
    <style:style style:name="P40" style:family="paragraph" style:parent-style-name="Standard">
      <style:text-properties fo:font-style="normal" officeooo:rsid="00505cc5" officeooo:paragraph-rsid="0054f607" fo:background-color="#dddddd" style:font-style-asian="normal" style:font-style-complex="normal"/>
    </style:style>
    <style:style style:name="P41" style:family="paragraph" style:parent-style-name="Standard">
      <style:text-properties fo:font-style="normal" officeooo:rsid="00523987" officeooo:paragraph-rsid="00523987" fo:background-color="#dddddd" style:font-style-asian="normal" style:font-style-complex="normal"/>
    </style:style>
    <style:style style:name="P42" style:family="paragraph" style:parent-style-name="Standard">
      <style:text-properties fo:font-style="normal" officeooo:rsid="0021ebd7" officeooo:paragraph-rsid="0021ebd7" style:font-style-asian="normal" style:font-style-complex="normal"/>
    </style:style>
    <style:style style:name="P43" style:family="paragraph" style:parent-style-name="Standard">
      <style:text-properties fo:font-style="normal" officeooo:rsid="00254ec9" officeooo:paragraph-rsid="00254ec9" style:font-style-asian="normal" style:font-style-complex="normal"/>
    </style:style>
    <style:style style:name="P44" style:family="paragraph" style:parent-style-name="Standard">
      <style:text-properties fo:font-style="normal" officeooo:rsid="0028d35a" officeooo:paragraph-rsid="0028d35a" style:font-style-asian="normal" style:font-style-complex="normal"/>
    </style:style>
    <style:style style:name="P45" style:family="paragraph" style:parent-style-name="Standard">
      <style:text-properties fo:font-style="normal" officeooo:rsid="00319cc7" officeooo:paragraph-rsid="00319cc7" style:font-style-asian="normal" style:font-style-complex="normal"/>
    </style:style>
    <style:style style:name="P46" style:family="paragraph" style:parent-style-name="Standard">
      <style:text-properties fo:font-style="normal" officeooo:rsid="00334e25" officeooo:paragraph-rsid="00334e25" style:font-style-asian="normal" style:font-style-complex="normal"/>
    </style:style>
    <style:style style:name="P47" style:family="paragraph" style:parent-style-name="Standard">
      <style:text-properties fo:font-style="normal" officeooo:rsid="0034426b" officeooo:paragraph-rsid="0034426b" style:font-style-asian="normal" style:font-style-complex="normal"/>
    </style:style>
    <style:style style:name="P48" style:family="paragraph" style:parent-style-name="Standard">
      <style:text-properties fo:font-style="normal" officeooo:rsid="0037eba1" officeooo:paragraph-rsid="0037eba1" style:font-style-asian="normal" style:font-style-complex="normal"/>
    </style:style>
    <style:style style:name="P49" style:family="paragraph" style:parent-style-name="Standard">
      <style:text-properties fo:font-style="normal" officeooo:rsid="0039d842" officeooo:paragraph-rsid="0039d842" style:font-style-asian="normal" style:font-style-complex="normal"/>
    </style:style>
    <style:style style:name="P50" style:family="paragraph" style:parent-style-name="Standard">
      <style:text-properties fo:font-style="normal" officeooo:rsid="004faba9" officeooo:paragraph-rsid="004faba9" style:font-style-asian="normal" style:font-style-complex="normal"/>
    </style:style>
    <style:style style:name="P51" style:family="paragraph" style:parent-style-name="Standard">
      <style:text-properties fo:font-style="normal" officeooo:rsid="00505cc5" officeooo:paragraph-rsid="00505cc5" style:font-style-asian="normal" style:font-style-complex="normal"/>
    </style:style>
    <style:style style:name="P52" style:family="paragraph" style:parent-style-name="Standard">
      <style:text-properties fo:font-style="normal" officeooo:rsid="00523987" officeooo:paragraph-rsid="00523987" style:font-style-asian="normal" style:font-style-complex="normal"/>
    </style:style>
    <style:style style:name="P53" style:family="paragraph" style:parent-style-name="Standard">
      <style:text-properties fo:font-style="normal" officeooo:rsid="0052c08e" officeooo:paragraph-rsid="0052c08e" style:font-style-asian="normal" style:font-style-complex="normal"/>
    </style:style>
    <style:style style:name="P54" style:family="paragraph" style:parent-style-name="Standard">
      <style:text-properties fo:font-style="normal" officeooo:rsid="00542036" officeooo:paragraph-rsid="00542036" style:font-style-asian="normal" style:font-style-complex="normal"/>
    </style:style>
    <style:style style:name="P55" style:family="paragraph" style:parent-style-name="Standard">
      <style:text-properties fo:font-style="normal" officeooo:rsid="0054f607" officeooo:paragraph-rsid="0054f607" style:font-style-asian="normal" style:font-style-complex="normal"/>
    </style:style>
    <style:style style:name="P56" style:family="paragraph" style:parent-style-name="Standard">
      <style:text-properties fo:font-style="normal" officeooo:rsid="00560b03" officeooo:paragraph-rsid="00560b03" style:font-style-asian="normal" style:font-style-complex="normal"/>
    </style:style>
    <style:style style:name="P57" style:family="paragraph" style:parent-style-name="Standard">
      <style:text-properties fo:font-style="normal" officeooo:rsid="0021f055" officeooo:paragraph-rsid="0021f055" fo:background-color="transparent" style:font-style-asian="normal" style:font-style-complex="normal"/>
    </style:style>
    <style:style style:name="P58" style:family="paragraph" style:parent-style-name="Standard">
      <style:text-properties fo:font-style="normal" officeooo:rsid="00236584" officeooo:paragraph-rsid="00236584" fo:background-color="transparent" style:font-style-asian="normal" style:font-style-complex="normal"/>
    </style:style>
    <style:style style:name="P59" style:family="paragraph" style:parent-style-name="Standard">
      <style:text-properties fo:font-style="normal" officeooo:rsid="0026b6bb" officeooo:paragraph-rsid="0026b6bb" fo:background-color="transparent" style:font-style-asian="normal" style:font-style-complex="normal"/>
    </style:style>
    <style:style style:name="P60" style:family="paragraph" style:parent-style-name="Standard">
      <style:text-properties fo:font-style="normal" officeooo:rsid="0027afc7" officeooo:paragraph-rsid="0027afc7" fo:background-color="transparent" style:font-style-asian="normal" style:font-style-complex="normal"/>
    </style:style>
    <style:style style:name="P61" style:family="paragraph" style:parent-style-name="Standard">
      <style:text-properties fo:font-style="normal" officeooo:rsid="00288b8a" officeooo:paragraph-rsid="00288b8a" fo:background-color="transparent" style:font-style-asian="normal" style:font-style-complex="normal"/>
    </style:style>
    <style:style style:name="P62" style:family="paragraph" style:parent-style-name="Standard">
      <style:text-properties fo:font-style="normal" officeooo:rsid="0028d35a" officeooo:paragraph-rsid="0028d35a" fo:background-color="transparent" style:font-style-asian="normal" style:font-style-complex="normal"/>
    </style:style>
    <style:style style:name="P63" style:family="paragraph" style:parent-style-name="Standard">
      <style:text-properties officeooo:paragraph-rsid="002aa014"/>
    </style:style>
    <style:style style:name="P64" style:family="paragraph" style:parent-style-name="Standard">
      <style:text-properties fo:font-size="12pt" fo:font-style="italic" fo:font-weight="normal" officeooo:paragraph-rsid="002be3c4" style:font-size-asian="12pt" style:font-style-asian="italic" style:font-weight-asian="normal" style:font-size-complex="12pt" style:font-style-complex="italic" style:font-weight-complex="normal"/>
    </style:style>
    <style:style style:name="P65" style:family="paragraph" style:parent-style-name="Standard">
      <style:text-properties fo:font-size="12pt" fo:font-style="italic" fo:font-weight="normal" officeooo:paragraph-rsid="0039d842" style:font-size-asian="12pt" style:font-style-asian="italic" style:font-weight-asian="normal" style:font-size-complex="12pt" style:font-style-complex="italic" style:font-weight-complex="normal"/>
    </style:style>
    <style:style style:name="P66" style:family="paragraph" style:parent-style-name="Standard">
      <style:text-properties fo:font-size="12pt" fo:font-style="italic" fo:font-weight="normal" officeooo:paragraph-rsid="003bc98f" style:font-size-asian="12pt" style:font-style-asian="italic" style:font-weight-asian="normal" style:font-size-complex="12pt" style:font-style-complex="italic" style:font-weight-complex="normal"/>
    </style:style>
    <style:style style:name="P67" style:family="paragraph" style:parent-style-name="Standard">
      <style:text-properties fo:font-size="12pt" fo:font-style="italic" fo:font-weight="normal" officeooo:rsid="00405f09" officeooo:paragraph-rsid="00420ff0" style:font-size-asian="12pt" style:font-style-asian="italic" style:font-weight-asian="normal" style:font-size-complex="12pt" style:font-style-complex="italic" style:font-weight-complex="normal"/>
    </style:style>
    <style:style style:name="P68" style:family="paragraph" style:parent-style-name="Standard">
      <style:text-properties fo:font-size="12pt" fo:font-style="italic" fo:font-weight="normal" officeooo:rsid="00405f09" officeooo:paragraph-rsid="0045bad2" style:font-size-asian="12pt" style:font-style-asian="italic" style:font-weight-asian="normal" style:font-size-complex="12pt" style:font-style-complex="italic" style:font-weight-complex="normal"/>
    </style:style>
    <style:style style:name="P69" style:family="paragraph" style:parent-style-name="Standard">
      <style:text-properties fo:font-size="12pt" fo:font-style="italic" fo:font-weight="normal" officeooo:rsid="004437d6" officeooo:paragraph-rsid="0045bad2" style:font-size-asian="12pt" style:font-style-asian="italic" style:font-weight-asian="normal" style:font-size-complex="12pt" style:font-style-complex="italic" style:font-weight-complex="normal"/>
    </style:style>
    <style:style style:name="P70" style:family="paragraph" style:parent-style-name="Standard">
      <style:text-properties fo:font-size="12pt" fo:font-style="italic" fo:font-weight="normal" officeooo:rsid="00405f09" officeooo:paragraph-rsid="00420ff0" fo:background-color="transparent" style:font-size-asian="12pt" style:font-style-asian="italic" style:font-weight-asian="normal" style:font-size-complex="12pt" style:font-style-complex="italic" style:font-weight-complex="normal"/>
    </style:style>
    <style:style style:name="P71" style:family="paragraph" style:parent-style-name="Standard">
      <style:text-properties fo:font-size="12pt" fo:font-style="italic" fo:font-weight="normal" officeooo:rsid="00405f09" officeooo:paragraph-rsid="0045bad2" fo:background-color="transparent" style:font-size-asian="12pt" style:font-style-asian="italic" style:font-weight-asian="normal" style:font-size-complex="12pt" style:font-style-complex="italic" style:font-weight-complex="normal"/>
    </style:style>
    <style:style style:name="P72" style:family="paragraph" style:parent-style-name="Standard">
      <style:text-properties fo:font-size="12pt" fo:font-style="italic" fo:font-weight="normal" officeooo:rsid="00405f09" officeooo:paragraph-rsid="004ad356" fo:background-color="transparent" style:font-size-asian="12pt" style:font-style-asian="italic" style:font-weight-asian="normal" style:font-size-complex="12pt" style:font-style-complex="italic" style:font-weight-complex="normal"/>
    </style:style>
    <style:style style:name="P73" style:family="paragraph" style:parent-style-name="Standard">
      <style:text-properties fo:font-size="12pt" fo:font-style="italic" fo:font-weight="normal" officeooo:rsid="004437d6" officeooo:paragraph-rsid="00420ff0" fo:background-color="transparent" style:font-size-asian="12pt" style:font-style-asian="italic" style:font-weight-asian="normal" style:font-size-complex="12pt" style:font-style-complex="italic" style:font-weight-complex="normal"/>
    </style:style>
    <style:style style:name="P74" style:family="paragraph" style:parent-style-name="Standard">
      <style:text-properties fo:font-size="12pt" fo:font-style="italic" fo:font-weight="normal" officeooo:rsid="004437d6" officeooo:paragraph-rsid="0045bad2" fo:background-color="transparent" style:font-size-asian="12pt" style:font-style-asian="italic" style:font-weight-asian="normal" style:font-size-complex="12pt" style:font-style-complex="italic" style:font-weight-complex="normal"/>
    </style:style>
    <style:style style:name="P75" style:family="paragraph" style:parent-style-name="Standard">
      <style:text-properties fo:font-size="12pt" fo:font-style="italic" fo:font-weight="normal" officeooo:rsid="004c1fc7" officeooo:paragraph-rsid="0045bad2" fo:background-color="transparent" style:font-size-asian="12pt" style:font-style-asian="italic" style:font-weight-asian="normal" style:font-size-complex="12pt" style:font-style-complex="italic" style:font-weight-complex="normal"/>
    </style:style>
    <style:style style:name="P76" style:family="paragraph" style:parent-style-name="Standard">
      <style:text-properties fo:font-size="12pt" fo:font-style="italic" fo:font-weight="normal" officeooo:rsid="004ad356" officeooo:paragraph-rsid="00420ff0" fo:background-color="transparent" style:font-size-asian="12pt" style:font-style-asian="italic" style:font-weight-asian="normal" style:font-size-complex="12pt" style:font-style-complex="italic" style:font-weight-complex="normal"/>
    </style:style>
    <style:style style:name="P77" style:family="paragraph" style:parent-style-name="Standard">
      <style:text-properties fo:font-size="12pt" fo:font-style="italic" fo:font-weight="normal" officeooo:rsid="004e669c" officeooo:paragraph-rsid="004e669c" fo:background-color="transparent" style:font-size-asian="12pt" style:font-style-asian="italic" style:font-weight-asian="normal" style:font-size-complex="12pt" style:font-style-complex="italic" style:font-weight-complex="normal"/>
    </style:style>
    <style:style style:name="P78" style:family="paragraph" style:parent-style-name="Standard">
      <style:text-properties fo:font-size="12pt" fo:font-style="italic" fo:font-weight="normal" officeooo:rsid="004e669c" officeooo:paragraph-rsid="004e669c" fo:background-color="#dddddd" style:font-size-asian="12pt" style:font-style-asian="italic" style:font-weight-asian="normal" style:font-size-complex="12pt" style:font-style-complex="italic" style:font-weight-complex="normal"/>
    </style:style>
    <style:style style:name="P79" style:family="paragraph" style:parent-style-name="Standard">
      <style:text-properties fo:font-size="12pt" fo:font-style="normal" fo:font-weight="normal" officeooo:rsid="002c9322" officeooo:paragraph-rsid="002c9322" style:font-size-asian="12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2da348" officeooo:paragraph-rsid="002da348" style:font-size-asian="12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2ef771" officeooo:paragraph-rsid="002ef771" style:font-size-asian="12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3cfd1f" officeooo:paragraph-rsid="003cfd1f" style:font-size-asian="12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3e686c" officeooo:paragraph-rsid="003e686c" style:font-size-asian="12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4437d6" officeooo:paragraph-rsid="0045bad2" style:font-size-asian="12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49089e" officeooo:paragraph-rsid="0049089e" style:font-size-asian="12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4ad356" officeooo:paragraph-rsid="004ad356" style:font-size-asian="12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4b0e00" officeooo:paragraph-rsid="004b0e00" style:font-size-asian="12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2c9322" officeooo:paragraph-rsid="002c9322" fo:background-color="#dddddd" style:font-size-asian="12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03cfd1f" officeooo:paragraph-rsid="003cfd1f" fo:background-color="#dddddd" style:font-size-asian="12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03e686c" officeooo:paragraph-rsid="003e686c" fo:background-color="#dddddd" style:font-size-asian="12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3ee1a0" officeooo:paragraph-rsid="003ee1a0" fo:background-color="#dddddd" style:font-size-asian="12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49089e" officeooo:paragraph-rsid="0049089e" fo:background-color="#dddddd" style:font-size-asian="12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4ad356" officeooo:paragraph-rsid="004ad356" fo:background-color="#dddddd" style:font-size-asian="12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4b0e00" officeooo:paragraph-rsid="004b0e00" fo:background-color="#dddddd" style:font-size-asian="12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4c1fc7" officeooo:paragraph-rsid="004c1fc7" fo:background-color="#dddddd" style:font-size-asian="12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4d196e" officeooo:paragraph-rsid="004d196e" fo:background-color="#dddddd" style:font-size-asian="12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3e686c" officeooo:paragraph-rsid="003ee1a0" fo:background-color="transparent" style:font-size-asian="12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03ee1a0" officeooo:paragraph-rsid="003ee1a0" fo:background-color="transparent" style:font-size-asian="12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0405f09" officeooo:paragraph-rsid="00405f09" fo:background-color="transparent" style:font-size-asian="12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04437d6" officeooo:paragraph-rsid="0045bad2" fo:background-color="transparent" style:font-size-asian="12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049089e" officeooo:paragraph-rsid="0049089e" fo:background-color="transparent" style:font-size-asian="12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04c1fc7" officeooo:paragraph-rsid="004c1fc7" fo:background-color="transparent" style:font-size-asian="12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04d196e" officeooo:paragraph-rsid="004d196e" fo:background-color="transparent" style:font-size-asian="12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04e669c" officeooo:paragraph-rsid="004e669c" fo:background-color="transparent" style:font-size-asian="12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04ee342" officeooo:paragraph-rsid="004ee342" fo:background-color="transparent" style:font-size-asian="12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4ad356" officeooo:paragraph-rsid="004ad356" fo:background-color="transparent" style:font-size-asian="12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4b0e00" officeooo:paragraph-rsid="004ad356" fo:background-color="transparent" style:font-size-asian="12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4b0e00" officeooo:paragraph-rsid="004b0e00" fo:background-color="transparent" style:font-size-asian="12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41b946" officeooo:paragraph-rsid="0041b946" fo:background-color="transparent" style:font-size-asian="12pt" style:font-style-asian="normal" style:font-weight-asian="normal" style:font-size-complex="12pt" style:font-style-complex="normal" style:font-weight-complex="normal"/>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2pt" fo:font-weight="normal" officeooo:rsid="0021ebd7" style:font-size-asian="12pt" style:font-weight-asian="normal" style:font-size-complex="12pt" style:font-weight-complex="normal"/>
    </style:style>
    <style:style style:name="T3" style:family="text">
      <style:text-properties fo:font-size="12pt" fo:font-weight="normal" officeooo:rsid="00308d12" style:font-size-asian="12pt" style:font-weight-asian="normal" style:font-size-complex="12pt" style:font-weight-complex="normal"/>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45bad2" style:font-size-asian="10.5pt" style:font-weight-asian="normal" style:font-size-complex="12pt" style:font-weight-complex="normal"/>
    </style:style>
    <style:style style:name="T6" style:family="text">
      <style:text-properties fo:font-size="12pt" fo:font-weight="normal" officeooo:rsid="0052c08e" style:font-size-asian="10.5pt" style:font-weight-asian="normal" style:font-size-complex="12pt" style:font-weight-complex="normal"/>
    </style:style>
    <style:style style:name="T7" style:family="text">
      <style:text-properties fo:background-color="transparent" loext:char-shading-value="0"/>
    </style:style>
    <style:style style:name="T8" style:family="text">
      <style:text-properties officeooo:rsid="0021f055" fo:background-color="transparent" loext:char-shading-value="0"/>
    </style:style>
    <style:style style:name="T9" style:family="text">
      <style:text-properties officeooo:rsid="00254ec9" fo:background-color="transparent" loext:char-shading-value="0"/>
    </style:style>
    <style:style style:name="T10" style:family="text">
      <style:text-properties officeooo:rsid="00288b8a" fo:background-color="transparent" loext:char-shading-value="0"/>
    </style:style>
    <style:style style:name="T11" style:family="text">
      <style:text-properties officeooo:rsid="0028d35a" fo:background-color="transparent" loext:char-shading-value="0"/>
    </style:style>
    <style:style style:name="T12" style:family="text">
      <style:text-properties officeooo:rsid="0045bad2" fo:background-color="transparent" loext:char-shading-value="0"/>
    </style:style>
    <style:style style:name="T13" style:family="text">
      <style:text-properties officeooo:rsid="004ad356" fo:background-color="transparent" loext:char-shading-value="0"/>
    </style:style>
    <style:style style:name="T14" style:family="text">
      <style:text-properties officeooo:rsid="004b0e00" fo:background-color="transparent" loext:char-shading-value="0"/>
    </style:style>
    <style:style style:name="T15" style:family="text">
      <style:text-properties officeooo:rsid="0021ebd7"/>
    </style:style>
    <style:style style:name="T16" style:family="text">
      <style:text-properties officeooo:rsid="00254ec9"/>
    </style:style>
    <style:style style:name="T17" style:family="text">
      <style:text-properties fo:background-color="#dddddd" loext:char-shading-value="0"/>
    </style:style>
    <style:style style:name="T18" style:family="text">
      <style:text-properties officeooo:rsid="0028d35a"/>
    </style:style>
    <style:style style:name="T19" style:family="text">
      <style:text-properties fo:font-size="13pt" fo:font-style="normal" fo:font-weight="bold" officeooo:rsid="002aa014" style:font-size-asian="13pt" style:font-style-asian="normal" style:font-weight-asian="bold" style:font-size-complex="13pt" style:font-style-complex="normal" style:font-weight-complex="bold"/>
    </style:style>
    <style:style style:name="T20" style:family="text">
      <style:text-properties fo:font-size="13pt" fo:font-style="normal" fo:font-weight="bold" officeooo:rsid="001fafde" style:font-size-asian="13pt" style:font-style-asian="normal" style:font-weight-asian="bold" style:font-size-complex="13pt" style:font-style-complex="normal" style:font-weight-complex="bold"/>
    </style:style>
    <style:style style:name="T21" style:family="text">
      <style:text-properties fo:font-size="13pt" fo:font-weight="bold" style:font-size-asian="13pt" style:font-weight-asian="bold" style:font-size-complex="13pt" style:font-weight-complex="bold"/>
    </style:style>
    <style:style style:name="T22" style:family="text">
      <style:text-properties fo:font-size="13pt" fo:font-weight="bold" fo:background-color="transparent" loext:char-shading-value="0" style:font-size-asian="13pt" style:font-weight-asian="bold" style:font-size-complex="13pt" style:font-weight-complex="bold"/>
    </style:style>
    <style:style style:name="T23" style:family="text">
      <style:text-properties officeooo:rsid="002be3c4"/>
    </style:style>
    <style:style style:name="T24" style:family="text">
      <style:text-properties officeooo:rsid="002da348"/>
    </style:style>
    <style:style style:name="T25" style:family="text">
      <style:text-properties officeooo:rsid="00308d12"/>
    </style:style>
    <style:style style:name="T26" style:family="text">
      <style:text-properties officeooo:rsid="0039d842"/>
    </style:style>
    <style:style style:name="T27" style:family="text">
      <style:text-properties officeooo:rsid="003e686c"/>
    </style:style>
    <style:style style:name="T28" style:family="text">
      <style:text-properties officeooo:rsid="003ee1a0"/>
    </style:style>
    <style:style style:name="T29" style:family="text">
      <style:text-properties officeooo:rsid="003f492b"/>
    </style:style>
    <style:style style:name="T30" style:family="text">
      <style:text-properties officeooo:rsid="00405f09"/>
    </style:style>
    <style:style style:name="T31" style:family="text">
      <style:text-properties officeooo:rsid="004d196e"/>
    </style:style>
    <style:style style:name="T32" style:family="text">
      <style:text-properties fo:font-style="italic" style:font-style-asian="italic" style:font-style-complex="italic"/>
    </style:style>
    <style:style style:name="T33" style:family="text">
      <style:text-properties officeooo:rsid="0052c08e"/>
    </style:style>
    <style:style style:name="T34" style:family="text">
      <style:text-properties officeooo:rsid="00542036"/>
    </style:style>
    <style:style style:name="T35" style:family="text">
      <style:text-properties officeooo:rsid="0054f607"/>
    </style:style>
    <style:style style:name="T36" style:family="text">
      <style:text-properties officeooo:rsid="00560b03"/>
    </style:style>
    <style:style style:name="T37" style:family="text">
      <style:text-properties officeooo:rsid="005613e3"/>
    </style:style>
    <style:style style:name="T38" style:family="text">
      <style:text-properties officeooo:rsid="005763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emoria Practica 4</text:p>
      <text:p text:style-name="P3"><text:s/></text:p>
      <text:p text:style-name="P4">Optimización, Transacciones y Seguridad</text:p>
      <text:p text:style-name="P2"/>
      <text:p text:style-name="P2"/>
      <text:p text:style-name="P6">Optimizacion: </text:p>
      <text:p text:style-name="P6"/>
      <text:p text:style-name="P9">A) Estudio del impacto de un indice:</text:p>
      <text:p text:style-name="P9"/>
      <text:p text:style-name="P16"><text:span text:style-name="T2">a) </text:span>Crear una consulta, clientesDistintos.sql, que muestre el número de clientes distintos que tienen pedidos en un mes dado, por ejemplo 201504, con importe (totalamount) superior a un umbral dado, por ejemplo 100.</text:p>
      <text:p text:style-name="P16"/>
      <text:p text:style-name="P42">En esta consulta se nos pide crear una query la cual dada un año, un mes y un umbral nos muestre los clientes que en esa fecha han superado el importe determinado por el umbral. Los datos con los que probaremos esta consulta sera año 2015 y mes 04 con umbral superior a 100.</text:p>
      <text:p text:style-name="P42"/>
      <text:p text:style-name="P42">- La consulta que hemos creado ha sido la siguiente:</text:p>
      <text:p text:style-name="P42"/>
      <text:p text:style-name="P27">SELECT customerid, username, orderdate </text:p>
      <text:p text:style-name="P27">FROM customers NATURAL JOIN orders </text:p>
      <text:p text:style-name="P27">WHERE extract (YEAR FROM orderdate) = 2015 AND extract (MONTH FROM orderdate) = 04 AND <text:s/>totalamount &gt;= 100;</text:p>
      <text:p text:style-name="P27"/>
      <text:p text:style-name="P17"><text:span text:style-name="T8">b) </text:span>Mediante la sentencia EXPLAIN estudiar el plan de ejecución de la consulta<text:span text:style-name="T8">.</text:span></text:p>
      <text:p text:style-name="P26"/>
      <text:p text:style-name="P57">Pasamos a ejecutar la comanda junto con la sentencia EXPLAIN, el resultado obtenido es el siguiente:</text:p>
      <text:p text:style-name="P57"/>
      <text:p text:style-name="P57">- Consulta realizada:</text:p>
      <text:p text:style-name="P57"/>
      <text:p text:style-name="P27">EXPLAIN</text:p>
      <text:p text:style-name="P27">SELECT customerid, username, orderdate </text:p>
      <text:p text:style-name="P27">FROM customers NATURAL JOIN orders </text:p>
      <text:p text:style-name="P27">WHERE extract (YEAR FROM orderdate) = 2015 AND extract (MONTH FROM orderdate) = 04 AND <text:s/>totalamount &gt;= 100;</text:p>
      <text:p text:style-name="P27"/>
      <text:p text:style-name="P57">- Resultado obtenido:</text:p>
      <text:p text:style-name="P57"/>
      <text:p text:style-name="P28">Nested Loop <text:s/>(cost=0.29..6702.85 rows=2 width=126)</text:p>
      <text:p text:style-name="P28"><text:s text:c="3"/>-&gt; <text:s/>Seq Scan on orders <text:s/>(cost=0.00..6686.23 rows=2 width=8)</text:p>
      <text:p text:style-name="P28"><text:s text:c="9"/>Filter: ((totalamount &gt;= '100'::numeric) AND (date_part('year'::text, (orderdate)::timestamp without time zone) = '2015'::double precision) AND (date_part('month'::text, (orderdate)::timestamp without time zone) = '4'::double precision))</text:p>
      <text:p text:style-name="P28"><text:s text:c="3"/>-&gt; <text:s/>Index Scan using customers_pkey on customers <text:s/>(cost=0.29..8.30 rows=1 width=122)</text:p>
      <text:p text:style-name="P28"><text:soft-page-break/><text:s text:c="9"/>Index Cond: (customerid = orders.customerid)</text:p>
      <text:p text:style-name="P28"/>
      <text:p text:style-name="P58">El resultado nos indica que para realizar la query ha sido necesario realizar dos operaciones, la primera un buvle en orders en el que se filtra por a<text:span text:style-name="T15">ñ</text:span>o, mes y umbral los campos year, month (ambos extraidos del campo date) y totalamount de la tabla orders. Una vez realizada esta operacion se realiza el NATURAL JOIN con la tabla customers relacionando con la FOREIGN KEY customerid de orders.</text:p>
      <text:p text:style-name="P58">El tiempo que se tard<text:span text:style-name="T16">a en realizar la primera tupla es de 0.29 y el tiempo total es de 6702.85.</text:span></text:p>
      <text:p text:style-name="P58"/>
      <text:p text:style-name="P18"><text:span text:style-name="T9">c) </text:span>Identificar un índice que mejore el rendimiento de la consulta y crearlo (si ya existía, borrarlo).</text:p>
      <text:p text:style-name="P18"/>
      <text:p text:style-name="P43">Hemos creado un indice en el campo totalamount de la tabla orders. Para crear este indice hemos ejecutado la siguiente query:<text:line-break/></text:p>
      <text:p text:style-name="P29">CREATE INDEX index_totalamount on orders(totalamount);</text:p>
      <text:p text:style-name="P57"/>
      <text:p text:style-name="P18"><text:span text:style-name="T9">d) </text:span>Estudiar el nuevo plan de ejecución y compararlo con el anterior.</text:p>
      <text:p text:style-name="P18"/>
      <text:p text:style-name="P43">Ahora volvemos a ejecutar la consulta anterior, para ver cuales son los resultados despues de añadir un indice. </text:p>
      <text:p text:style-name="P43"/>
      <text:p text:style-name="P43">- Consulta realizada:<text:line-break/></text:p>
      <text:p text:style-name="P29">EXPLAIN </text:p>
      <text:p text:style-name="P29">SELECT customerid, username, orderdate FROM customers NATURAL JOIN orders </text:p>
      <text:p text:style-name="P29">WHERE extract (YEAR FROM orderdate) = 2015 AND extract (MONTH FROM orderdate) = 04 AND <text:s/>totalamount &gt;= 100;</text:p>
      <text:p text:style-name="P29"/>
      <text:p text:style-name="P59">- Resultado obtenido:</text:p>
      <text:p text:style-name="P59"/>
      <text:p text:style-name="P30">Nested Loop <text:s/>(cost=1127.18..4496.94 rows=2 width=126)</text:p>
      <text:p text:style-name="P30"><text:s text:c="3"/>-&gt; <text:s/>Bitmap Heap Scan on orders <text:s/>(cost=1126.90..4480.32 rows=2 width=8)</text:p>
      <text:p text:style-name="P30"><text:s text:c="9"/>Recheck Cond: (totalamount &gt;= '100'::numeric)</text:p>
      <text:p text:style-name="P30"><text:s text:c="9"/>Filter: ((date_part('year'::text, (orderdate)::timestamp without time zone) = '2015'::double precision) AND (date_part('month'::text, (orderdate)::timestamp without time zone) = '4'::double precision))</text:p>
      <text:p text:style-name="P30"><text:s text:c="9"/>-&gt; <text:s/>Bitmap Index Scan on index_totalamount <text:s/>(cost=0.00..1126.90 rows=60597 width=0)</text:p>
      <text:p text:style-name="P30"><text:s text:c="15"/>Index Cond: (totalamount &gt;= '100'::numeric)</text:p>
      <text:p text:style-name="P30"><text:s text:c="3"/>-&gt; <text:s/>Index Scan using customers_pkey on customers <text:s/>(cost=0.29..8.30 rows=1 width=122)</text:p>
      <text:p text:style-name="P30"><text:s text:c="9"/>Index Cond: (customerid = orders.customerid)</text:p>
      <text:p text:style-name="P60"/>
      <text:p text:style-name="P60">Como podemos observar tras realizar esta consulta los datos que obtenemos son que el tiempo en ejecutar la primera tupla es de 1127.18, significativamente mayor que en la consulta anterior en la que este tiempo era de 0.29. Sin embargo el tiempo total para realizar la operacion es de 4496.94, menor que en la consulta anterior donde era 6<text:span text:style-name="T18">702.85</text:span>. Al indexar el campo totalamount lo que conseguimos es que no sea necesario recorrer los campos de totalamount repetidos, realizando asi muchas menos operaciones y recorriendo muchas menos filas. Lo que se traduce en una disminucion del tiempo total de ejecucion.</text:p>
      <text:p text:style-name="P60"><text:soft-page-break/></text:p>
      <text:p text:style-name="P19"><text:span text:style-name="T10">e) </text:span>Probad distintos índices y discutid los resultados.</text:p>
      <text:p text:style-name="P60"/>
      <text:p text:style-name="P61">En este apartado se nos pide ejecutar la misma consulta que en el primer apartado utilizando diferentes indices. Lo primero que hacemos es borrar de nuestra base de datos el indice que habiamos creado en el apartado anterior, para ello ejecutamos la siguiente consulta:</text:p>
      <text:p text:style-name="P61"/>
      <text:p text:style-name="P31">DROP INDEX index_totalamount;</text:p>
      <text:p text:style-name="P61"/>
      <text:p text:style-name="P61">Una vez eliminado este indice pasamos a crear otro en el campo orderdate. Para ello ejecutamos la siguiente query:</text:p>
      <text:p text:style-name="P61"/>
      <text:p text:style-name="P31">CREATE INDEX index_orderdate on orders(orderdate);</text:p>
      <text:p text:style-name="P59"/>
      <text:p text:style-name="P61">Ejecutamos de nuevo la consulta del primer apartado junto con la sentencia EXPLAIN y el resultado obtenido es el siguiente:</text:p>
      <text:p text:style-name="P61"/>
      <text:p text:style-name="P31"><text:s/>Nested Loop <text:s/>(cost=0.29..6702.85 rows=2 width=126)</text:p>
      <text:p text:style-name="P31"><text:s text:c="3"/>-&gt; <text:s/>Seq Scan on orders <text:s/>(cost=0.00..6686.23 rows=2 width=8)</text:p>
      <text:p text:style-name="P31"><text:s text:c="9"/>Filter: ((totalamount &gt;= '100'::numeric) AND (date_part('year'::text, (orderdate)::timestamp without time zone) = '2015'::double precision) AND (date_part('month'::text, (orderdate)::timestamp without time zone) = '4'::double precision))</text:p>
      <text:p text:style-name="P31"><text:s text:c="3"/>-&gt; <text:s/>Index Scan using customers_pkey on customers <text:s/>(cost=0.29..8.30 rows=1 width=122)</text:p>
      <text:p text:style-name="P31"><text:s text:c="9"/>Index Cond: (customerid = orders.customerid)</text:p>
      <text:p text:style-name="P61"><text:span text:style-name="T17">(5 rows</text:span>)</text:p>
      <text:p text:style-name="P61"/>
      <text:p text:style-name="P61"/>
      <text:p text:style-name="P61">Como se puede observar, el resultado obtenido es el mismo que en la primera consulta, en la que no habiamos creado ningun indice, esto se debe a que las comparaciones en nuestra consulta se realizan sobre campos especificos del campo date de orders, por lo que al no hacerse ninguna comparacion sobre la fecha completa el indice que hemos realizado resulta inservible, ya que crea mapa de bits de todas las fechas distintas del campo orders y no se realiza ninguna comparacion sobre las mismas (en la salida de la query tras usar la sentencia EXPLAIN se observa como no se realiza ninguna operacion sobre los mapas de bits creados con el indice)</text:p>
      <text:p text:style-name="P61"/>
      <text:p text:style-name="P61">Probamos a crear otro indice, primero eliminamos de la base de datos el indice orderdate y creamos otro con el año dentro del campo orderdate. Para crear este indice ejecutamos la siguiente query:</text:p>
      <text:p text:style-name="P61"/>
      <text:p text:style-name="P32">CREATE INDEX index_orderdate_year on orders(extract(YEAR from orderdate));</text:p>
      <text:p text:style-name="P62"/>
      <text:p text:style-name="P62">Ejecutamos la consulta del primer apartado junto con la sentencia EXPLAIN y el resultado que obtenemos es el siguiente:</text:p>
      <text:p text:style-name="P62"/>
      <text:p text:style-name="P32"><text:s/>Nested Loop <text:s/>(cost=19.52..1526.56 rows=2 width=126)</text:p>
      <text:p text:style-name="P32"><text:s text:c="3"/>-&gt; <text:s/>Bitmap Heap Scan on orders <text:s/>(cost=19.24..1509.93 rows=2 width=8)</text:p>
      <text:p text:style-name="P32"><text:s text:c="9"/>Recheck Cond: (date_part('year'::text, (orderdate)::timestamp without time zone) = '2015'::double precision)</text:p>
      <text:p text:style-name="P32"><text:soft-page-break/><text:s text:c="9"/>Filter: ((totalamount &gt;= '100'::numeric) AND (date_part('month'::text, (orderdate)::timestamp without time zone) = '4'::double precision))</text:p>
      <text:p text:style-name="P32"><text:s text:c="9"/>-&gt; <text:s/>Bitmap Index Scan on index_orderdate_year <text:s/>(cost=0.00..19.24 rows=909 width=0)</text:p>
      <text:p text:style-name="P32"><text:s text:c="15"/>Index Cond: (date_part('year'::text, (orderdate)::timestamp without time zone) = '2015'::double precision)</text:p>
      <text:p text:style-name="P32"><text:s text:c="3"/>-&gt; <text:s/>Index Scan using customers_pkey on customers <text:s/>(cost=0.29..8.30 rows=1 width=122)</text:p>
      <text:p text:style-name="P32"><text:s text:c="9"/>Index Cond: (customerid = orders.customerid)</text:p>
      <text:p text:style-name="P62"/>
      <text:p text:style-name="P62">Como se puede observar esta consulta es mucho mas optima que las anteriores, ya que el año en el campo orders esta mas repetido, lo que se traduce en que al hacer la busqueda con mapa de bits sobre el indice year se reduzca en gran medida el numero de comparaciones.</text:p>
      <text:p text:style-name="P62"/>
      <text:p text:style-name="P62">Por ultimo hemos decidido crear un indice en todos los campos que se van a comparar en la consulta, es decir, creamos un indice en totalamount y otro en el campo month (del campo date de la tabla orders). El resultado que obtenemos el siguiente:</text:p>
      <text:p text:style-name="P62"/>
      <text:p text:style-name="P32"><text:s/>Nested Loop <text:s/>(cost=39.01..74.67 rows=2 width=126)</text:p>
      <text:p text:style-name="P32"><text:s text:c="3"/>-&gt; <text:s/>Bitmap Heap Scan on orders <text:s/>(cost=38.73..58.05 rows=2 width=8)</text:p>
      <text:p text:style-name="P32"><text:s text:c="9"/>Recheck Cond: ((date_part('month'::text, (orderdate)::timestamp without time zone) = '4'::double precision) AND (date_part('year'::text, (orderdate)::timestamp without time zone) = '2015'::double precision))</text:p>
      <text:p text:style-name="P32"><text:s text:c="9"/>Filter: (totalamount &gt;= '100'::numeric)</text:p>
      <text:p text:style-name="P32"><text:s text:c="9"/>-&gt; <text:s/>BitmapAnd <text:s/>(cost=38.73..38.73 rows=5 width=0)</text:p>
      <text:p text:style-name="P32"><text:s text:c="15"/>-&gt; <text:s/>Bitmap Index Scan on index_orderdate_month <text:s/>(cost=0.00..19.24 rows=909 width=0)</text:p>
      <text:p text:style-name="P32"><text:s text:c="21"/>Index Cond: (date_part('month'::text, (orderdate)::timestamp without time zone) = '4'::double precision)</text:p>
      <text:p text:style-name="P32"><text:s text:c="15"/>-&gt; <text:s/>Bitmap Index Scan on index_orderdate_year <text:s/>(cost=0.00..19.24 rows=909 width=0)</text:p>
      <text:p text:style-name="P32"><text:s text:c="21"/>Index Cond: (date_part('year'::text, (orderdate)::timestamp without time zone) = '2015'::double precision)</text:p>
      <text:p text:style-name="P32"><text:s text:c="3"/>-&gt; <text:s/>Index Scan using customers_pkey on customers <text:s/>(cost=0.29..8.30 rows=1 width=122)</text:p>
      <text:p text:style-name="P32"><text:s text:c="9"/>Index Cond: (customerid = orders.customerid)</text:p>
      <text:p text:style-name="P32">(11 rows)</text:p>
      <text:p text:style-name="P62"/>
      <text:p text:style-name="P62">Como se puede observar el resultado obtenido es el mas optimo hasta el momento, ya que el tiempo de ejecucion total de la query es de 74.67, frente los 6702.85 de la primera consulta.</text:p>
      <text:p text:style-name="P62"/>
      <text:p text:style-name="P20"><text:span text:style-name="T11">f) </text:span>Modificar el script, clientesDistintos.sql, añadiendo las sentencias de creación de índices y de planificación.</text:p>
      <text:p text:style-name="P20"/>
      <text:p text:style-name="P44">Hemos escrito todos las consultas ejecutadas para la realizacion de este apartado, junto con una breve explicacion en el archivo clientesDistintos.sql.</text:p>
      <text:p text:style-name="P44"/>
      <text:p text:style-name="P44"/>
      <text:p text:style-name="P63"><text:span text:style-name="T19">B</text:span><text:span text:style-name="T20">) </text:span><text:span text:style-name="T21">Estudio del impacto de preparar sentencias SQL:</text:span></text:p>
      <text:p text:style-name="P10"/>
      <text:p text:style-name="P64"><text:soft-page-break/>a<text:span text:style-name="T23">)</text:span> A partir del esqueleto suministrado, crear una página, listaClientesMes, que use la consulta anterior para mostrar el número de clientes distintos que tienen pedidos en un mes dado con importe (totalamount) superior a un umbral dado. </text:p>
      <text:p text:style-name="P64"/>
      <text:p text:style-name="P64">b<text:span text:style-name="T23">)</text:span> La página pedirá el mes a mostrar y entonces construirá una tabla con el número de clientes distintos para umbrales equiespaciados (por ejemplo: 0, 5, 10,...) hasta llegar al máximo umbral (el número de clientes es cero). Esto se realizará invocando a la consulta anterior dentro de un bucle.</text:p>
      <text:p text:style-name="P64"/>
      <text:p text:style-name="P64"/>
      <text:p text:style-name="P80">Para realizar este apartado hemos modificado la consulta de el apartado 1, incluyendo en el SELECT un COUNT que cuenta el numero de customerid diferentes que se han obtenido como resultado tras ejecutar la query.</text:p>
      <text:p text:style-name="P79"/>
      <text:p text:style-name="P88">SELECT <text:span text:style-name="T24">COUNT(customerid)</text:span></text:p>
      <text:p text:style-name="P88">FROM customers NATURAL JOIN orders </text:p>
      <text:p text:style-name="P88">WHERE extract (YEAR FROM orderdate) = $1 AND extract (MONTH FROM orderdate) = $2 AND <text:s/>totalamount &gt;= $3;</text:p>
      <text:p text:style-name="P79"/>
      <text:p text:style-name="P81">Los campos $1 y $2 se rellenan al principio con los valores del año y el mes especificados al inciar la funcion y el campo $3 se va cambiando en cada iteracion del bucle en la que el umbral se aumenta la cantidad especificada en iintervalo.</text:p>
      <text:p text:style-name="P81"/>
      <text:p text:style-name="P21"><text:span text:style-name="T3">c) </text:span>Modificar la página para que se haga un PREPARE de la consulta y comparar el rendimiento.</text:p>
      <text:p text:style-name="P21"/>
      <text:p text:style-name="P45">En esta occasion ejecutamos una query que prepara la consulta con los valores que se van a introducir al ejecutar.</text:p>
      <text:p text:style-name="P45"/>
      <text:p text:style-name="P45">- La consulta ejecutada es:</text:p>
      <text:p text:style-name="P45"/>
      <text:p text:style-name="P33">PREPARE query(int, int, int) AS </text:p>
      <text:p text:style-name="P33">SELECT COUNT(customerid) FROM customers NATURAL JOIN orders </text:p>
      <text:p text:style-name="P33">WHERE extract (YEAR FROM orderdate) = $1 AND extract (MONTH FROM orderdate) = $2 AND <text:s/>totalamount &gt;= $3;</text:p>
      <text:p text:style-name="P21"/>
      <text:p text:style-name="P46">Esta consulta nos prepara la query para ejecutarla despues introduciendo los valores que deberian ir en $1, $2 y $3 que como especificamos en la entrada son de tipo entero.</text:p>
      <text:p text:style-name="P46"/>
      <text:p text:style-name="P46">En cada bucle de la funcion ejecutamos la query con la sentencia EXECUTE junto con los campos especificados.</text:p>
      <text:p text:style-name="P46"/>
      <text:p text:style-name="P34">EXECUTE query(2015, 4, 100);</text:p>
      <text:p text:style-name="P35"/>
      <text:p text:style-name="P47">Por ultimo al finalizar el programa ejecutamos la sentencia DEALLOCATE para eliminar la query preparada.</text:p>
      <text:p text:style-name="P47"/>
      <text:p text:style-name="P36">DEALLOCATE PREPARE query;</text:p>
      <text:p text:style-name="P46"/>
      <text:p text:style-name="P22"><text:soft-page-break/><text:span text:style-name="T25">d) </text:span>Discutid los resultados, con y sin el índice del apartado anterior, y tras generar estadísticas (ver más abajo). Discutid los posibles casos en que el uso de PREPARE empeore el rendimiento.</text:p>
      <text:p text:style-name="P22"/>
      <text:p text:style-name="P48">Si buscamos los clientes cuyo totalamount es mayor que 3 en mayo de 2015 el tiempo de busqueda sin usar PREPARE es de 744 ms, en cambio si usamos PREPARE el resultado que obtenemos es de 609 ms. Pasemos ahora realizar consultas con pocos resultados, o en su defecto con pocas iteraciones en el bucle de nuestra funcion. Buscamos ahora los clientes con un totalamount mayor a 200 en mayo de 2015 y el tiempo de ejecucion sin PREPARE es 79 ms y con PREPARE es 52 ms. El tiempo sigue siendo menor, tanto con muchas iteraciones como con muy pocas. </text:p>
      <text:p text:style-name="P48"/>
      <text:p text:style-name="P49">Uno de los pocos casos en los que hemos observados que el uso de PREPARE es peor para el programa, ha sido probando a buscar usuarios con totalamount mayor a 1 con intervalo 50 de mayo de 2015 y sin parar cuando se llegue a 0. El resultado obtenido es, en la query sin PREPARE 6864 ms y la query con PREPARE 6960 ms. Tras leer la documentacion de postgres hemos visto que el uso de PREPARE es en la gran mayoria de los casos mas optimo excepto cuando la consulta implicar una gran cantidad de tablas (que no es nuestro caso ya que utilizamos una query muy sencilla)</text:p>
      <text:p text:style-name="P49"/>
      <text:p text:style-name="P49"/>
      <text:p text:style-name="P49"/>
      <text:p text:style-name="P11"><text:span text:style-name="T26">C</text:span>) Estudio del impacto de un indice:</text:p>
      <text:p text:style-name="P11"/>
      <text:p text:style-name="P65"><text:span text:style-name="T26">a)</text:span>Estudiar los planes de ejecución de las consultas alternativas mostradas en el Apéndice 1 y compararlos.</text:p>
      <text:p text:style-name="P66"><text:tab/>i. ¿Qué consulta devuelve algún resultado nada más comenzar su ejecución?</text:p>
      <text:p text:style-name="P66"><text:tab/>ii. ¿Qué consulta se puede beneficiar de la ejecución en paralelo?</text:p>
      <text:p text:style-name="P66"/>
      <text:p text:style-name="P82">Para realizar este ejercicio ejecutaremos todas las consultas del apendice 1 junto con la sentencia EXPLAIN, como hemos hecho en apartados anteriores <text:span text:style-name="T27">y finalmente responderemos a las preguntas.</text:span> Ejecutamos la primera consulta:</text:p>
      <text:p text:style-name="P82"/>
      <text:p text:style-name="P89">EXPLAIN </text:p>
      <text:p text:style-name="P89">SELECT customerid FROM customers</text:p>
      <text:p text:style-name="P89">WHERE customerid NOT IN (</text:p>
      <text:p text:style-name="P89"><text:tab/>SELECT customerid FROM orders</text:p>
      <text:p text:style-name="P89"><text:tab/>WHERE status='Paid'</text:p>
      <text:p text:style-name="P89">);</text:p>
      <text:p text:style-name="P82"/>
      <text:p text:style-name="P83">Tras ejecutar la siguiente consulta obtenemos este resultado:</text:p>
      <text:p text:style-name="P83"/>
      <text:p text:style-name="P90">Seq Scan on customers <text:s/>(cost=3961.65..4490.81 rows=7046 width=4)</text:p>
      <text:p text:style-name="P90"><text:s text:c="3"/>Filter: (NOT (hashed SubPlan 1))</text:p>
      <text:p text:style-name="P90"><text:s text:c="3"/>SubPlan 1</text:p>
      <text:p text:style-name="P90"><text:s text:c="5"/>-&gt; <text:s/>Seq Scan on orders <text:s/>(cost=0.00..3959.38 rows=909 width=4)</text:p>
      <text:p text:style-name="P90"><text:s text:c="11"/>Filter: ((status)::text = 'Paid'::text)</text:p>
      <text:p text:style-name="P91"/>
      <text:p text:style-name="P98"><text:soft-page-break/>En esta primera consulta podemos observar que se realizan dos escaneos el primero en orders buscando un order cuyo status sea igual a Paid, y una vez realizado este escaneo en el cual se busca a los customers que no se encuentran en el resultado obtenido anteriormente. El tiempo total de ejecucion de esta consulta es de 4490.81.</text:p>
      <text:p text:style-name="P98"/>
      <text:p text:style-name="P97"><text:span text:style-name="T28">Tra</text:span>s ejecutar la s<text:span text:style-name="T28">egunda consulta con el comando EXPLAIN obtenemos el siguiente resultado:</text:span></text:p>
      <text:p text:style-name="P97"/>
      <text:p text:style-name="P91">HashAggregate <text:s/>(cost=4537.41..4539.91 rows=200 width=4)</text:p>
      <text:p text:style-name="P91"><text:s text:c="3"/>Group Key: customers.customerid</text:p>
      <text:p text:style-name="P91"><text:s text:c="3"/>Filter: (count(*) = 1)</text:p>
      <text:p text:style-name="P91"><text:s text:c="3"/>-&gt; <text:s/>Append <text:s/>(cost=0.00..4462.40 rows=15002 width=4)</text:p>
      <text:p text:style-name="P91"><text:s text:c="9"/>-&gt; <text:s/>Seq Scan on customers <text:s/>(cost=0.00..493.93 rows=14093 width=4)</text:p>
      <text:p text:style-name="P91"><text:s text:c="9"/>-&gt; <text:s/>Seq Scan on orders <text:s/>(cost=0.00..3959.38 rows=909 width=4)</text:p>
      <text:p text:style-name="P91"><text:s text:c="15"/>Filter: ((status)::text = 'Paid'::text)</text:p>
      <text:p text:style-name="P98"/>
      <text:p text:style-name="P98">Esta consulta realiza dos escaneos al principio, un que busca dentro de la tabla customers sin ningun filtro en especial (lo que devolvera la tabla completa) y otro en el que se filtra la tabla orders cuyo status sea igual a Paid. Una vez realizadas estas consultas se hace un append que une las tablas obtenidas como resultado y se agrupan por customerid, <text:span text:style-name="T29">cuya cuenta de datos repetidos es 1</text:span>. El tiempo de ejecucion total de esta consulta es de 4539.91.</text:p>
      <text:p text:style-name="P98"/>
      <text:p text:style-name="P98">Por ultimo al ejecutar la ultima consulta obtenemos el siguiente resultado:</text:p>
      <text:p text:style-name="P98"/>
      <text:p text:style-name="P91">HashSetOp Except <text:s/>(cost=0.00..4640.83 rows=14093 width=4)</text:p>
      <text:p text:style-name="P91"><text:s text:c="3"/>-&gt; <text:s/>Append <text:s/>(cost=0.00..4603.32 rows=15002 width=4)</text:p>
      <text:p text:style-name="P91"><text:s text:c="9"/>-&gt; <text:s/>Subquery Scan on "*SELECT* 1" <text:s/>(cost=0.00..634.86 rows=14093 width=4)</text:p>
      <text:p text:style-name="P91"><text:s text:c="15"/>-&gt; <text:s/>Seq Scan on customers <text:s/>(cost=0.00..493.93 rows=14093 width=4)</text:p>
      <text:p text:style-name="P91"><text:s text:c="9"/>-&gt; <text:s/>Subquery Scan on "*SELECT* 2" <text:s/>(cost=0.00..3968.47 rows=909 width=4)</text:p>
      <text:p text:style-name="P91"><text:s text:c="15"/>-&gt; <text:s/>Seq Scan on orders <text:s/>(cost=0.00..3959.38 rows=909 width=4)</text:p>
      <text:p text:style-name="P91"><text:s text:c="21"/>Filter: ((status)::text = 'Paid'::text)</text:p>
      <text:p text:style-name="P98"/>
      <text:p text:style-name="P98">Por ultimo esta consulta realiza dos escaneos y dentro de cada escaneo realiza otro escaneo mas. Primero se escanea los orders cuyo status sea igual a Paid, a continuacion <text:span text:style-name="T30">se realiza otro escaneo en el cual se seleccionan todas las filas de la tabla customers sin filtrarla. Una vez finalizados estos escaneos se realiza un append de las columnas obtenidas y por ultimo se guardan los valores que no se encuentren en este resultado. El tiempo total de ejecucion de esta consulta es de 4640.83.</text:span></text:p>
      <text:p text:style-name="P98"/>
      <text:p text:style-name="P99">Pasamos ahora a responder las preguntas. </text:p>
      <text:p text:style-name="P109">- <text:span text:style-name="T38">La primera consulta realiza un primer scan con el que obtiene todos los customers de la base de datos.</text:span></text:p>
      <text:p text:style-name="P99">- <text:span text:style-name="T37">Excepto la primera consulta todas las demas pueden beneficiarse de la ejecucion en paralelo.</text:span></text:p>
      <text:p text:style-name="P99"/>
      <text:p text:style-name="P12">D. Estudio del impacto de la generación de estadísticas:</text:p>
      <text:p text:style-name="P12"/>
      <text:p text:style-name="P67"><text:span text:style-name="T7">a</text:span><text:span text:style-name="T12">)</text:span><text:span text:style-name="T7"> Partir de la base de datos suministrada limpia. </text:span></text:p>
      <text:p text:style-name="P70"/>
      <text:p text:style-name="P101"><text:soft-page-break/>Primero eliminamos la base de datos creada anteriormente usando el siguiente comando desde terminal:</text:p>
      <text:p text:style-name="P101"/>
      <text:p text:style-name="P92">dropdb -U alumnodb si1</text:p>
      <text:p text:style-name="P101"/>
      <text:p text:style-name="P101">A continuacion volvemos a poblar la base de datos con la informacion suministrada con el siguiente comando:</text:p>
      <text:p text:style-name="P101"/>
      <text:p text:style-name="P92">cat dump_v1.0-P4.sql | psql -U alumnodb si1</text:p>
      <text:p text:style-name="P101"/>
      <text:p text:style-name="P67"><text:span text:style-name="T7">b</text:span><text:span text:style-name="T12">)</text:span><text:span text:style-name="T7"> Estudiar con la sentencia EXPLAIN el coste de ejecución de las dos consultas indicadas en el Apéndice 2. </text:span></text:p>
      <text:p text:style-name="P70"/>
      <text:p text:style-name="P101">Pasamos ahora a ejecutar la consultas del apendice 2 junto con la sentencia EXPLAIN. Obtenemos el siguiente resultado de la primera consulta:</text:p>
      <text:p text:style-name="P101"/>
      <text:p text:style-name="P92">Aggregate <text:s/>(cost=3507.17..3507.18 rows=1 width=0)</text:p>
      <text:p text:style-name="P92"><text:s text:c="3"/>-&gt; <text:s/>Seq Scan on orders <text:s/>(cost=0.00..3504.90 rows=909 width=0)</text:p>
      <text:p text:style-name="P92"><text:s text:c="9"/>Filter: (status IS NULL)</text:p>
      <text:p text:style-name="P101"/>
      <text:p text:style-name="P85"><text:span text:style-name="T7">Como podemos observar se realiza un escaneo de la tabla orders buscando los elementos cuya columna status sea igual a NULL </text:span><text:span text:style-name="T13">y realizando un agreggate para oobtener la suma de los mismos</text:span><text:span text:style-name="T7">. El tiempo total en realizar esta consulta es de 3507.18.</text:span></text:p>
      <text:p text:style-name="P101"/>
      <text:p text:style-name="P101">Ejecutamos la segunda consulta junto con la sentencia EXPLAIN y el resultado obtenido es el siguiente:</text:p>
      <text:p text:style-name="P101"/>
      <text:p text:style-name="P93">Aggregate <text:s/>(cost=3961.65..3961.66 rows=1 width=0)</text:p>
      <text:p text:style-name="P93"><text:s text:c="3"/>-&gt; <text:s/>Seq Scan on orders <text:s/>(cost=0.00..3959.38 rows=909 width=0)</text:p>
      <text:p text:style-name="P93"><text:s text:c="9"/>Filter: ((status)::text = 'Shipped'::text)</text:p>
      <text:p text:style-name="P106"/>
      <text:p text:style-name="P106">El resultado obtenido es similar anterior, esta vez se busca en orders con un status igual a Shipped. El tiempo total de ejecucion de esta consulta es de 3961.66.</text:p>
      <text:p text:style-name="P70"/>
      <text:p text:style-name="P67"><text:span text:style-name="T7">c</text:span><text:span text:style-name="T12">)</text:span><text:span text:style-name="T7"> Crear un índice en la tabla orders por la columna status.</text:span></text:p>
      <text:p text:style-name="P76"/>
      <text:p text:style-name="P106">Para crear el indice de la columna status en la tala orders ejecutamos la siguiente query:</text:p>
      <text:p text:style-name="P106"/>
      <text:p text:style-name="P93">CREATE INDEX index_status on orders(status);</text:p>
      <text:p text:style-name="P70"/>
      <text:p text:style-name="P67"><text:span text:style-name="T7">d</text:span><text:span text:style-name="T12">)</text:span><text:span text:style-name="T7"> Estudiar de nuevo la planificación de las mismas consultas.</text:span></text:p>
      <text:p text:style-name="P70"/>
      <text:p text:style-name="P106">Pasamos ahora a ejecutar las consultas junto con la sentencia EXPLAIN como hicimos en el segundo apartado. El resultado obtenido tras ejecutarlo en la primera consulta es el siguiente:</text:p>
      <text:p text:style-name="P106"/>
      <text:p text:style-name="P93"><text:s/>Aggregate <text:s/>(cost=1496.52..1496.53 rows=1 width=0)</text:p>
      <text:p text:style-name="P93"><text:s text:c="3"/>-&gt; <text:s/>Bitmap Heap Scan on orders <text:s/>(cost=19.46..1494.25 rows=909 width=0)</text:p>
      <text:p text:style-name="P93"><text:soft-page-break/><text:s text:c="9"/>Recheck Cond: (status IS NULL)</text:p>
      <text:p text:style-name="P93"><text:s text:c="9"/>-&gt; <text:s/>Bitmap Index Scan on index_status <text:s/>(cost=0.00..19.24 rows=909 width=0)</text:p>
      <text:p text:style-name="P93"><text:s text:c="15"/>Index Cond: (status IS NULL)</text:p>
      <text:p text:style-name="P106"/>
      <text:p text:style-name="P86"><text:span text:style-name="T7">Como podemos observar primero se hace un escaneo sobre el indice de status que hemos creado buscando en el Bitmap los status que tienen valor NULL y luego se realiza un Heap Scan sobre la tabla orders para saber cuantos son los orders cuyo status es igual a NULL, ya que al crear el indice lo que conseguimos es juntar todos los valores de status iguales en un Bitmap para agilizar la consulta, pero una vez hechas las comprobaciones necesarias hay que comprobar en la tabla orders los elementos cuyo status es NULL para poder realizar un aggregate a continuacion. El tiempo total de ejecucion es </text:span><text:span text:style-name="T14">1496.53, menor que en la primera query ya que se ahorran una gran cantidad de comparaciones de filas.</text:span></text:p>
      <text:p text:style-name="P107"/>
      <text:p text:style-name="P108">Ejecutamos ahora la segunda query junto con la sentencia EXPLAIN y obtenemos el siguiente resultado:</text:p>
      <text:p text:style-name="P108"/>
      <text:p text:style-name="P87"><text:span text:style-name="T7"><text:s/></text:span><text:span text:style-name="T17">Aggregate <text:s/>(cost=1498.79..1498.80 rows=1 width=0)</text:span></text:p>
      <text:p text:style-name="P94"><text:s text:c="3"/>-&gt; <text:s/>Bitmap Heap Scan on orders <text:s/>(cost=19.46..1496.52 rows=909 width=0)</text:p>
      <text:p text:style-name="P94"><text:s text:c="9"/>Recheck Cond: ((status)::text = 'Shipped'::text)</text:p>
      <text:p text:style-name="P94"><text:s text:c="9"/>-&gt; <text:s/>Bitmap Index Scan on index_status <text:s/>(cost=0.00..19.24 rows=909 width=0)</text:p>
      <text:p text:style-name="P94"><text:s text:c="15"/>Index Cond: ((status)::text = 'Shipped'::text)</text:p>
      <text:p text:style-name="P108"/>
      <text:p text:style-name="P108">El modo de ejcucion es el mismo que en la consulta anterior y como vemos el tiempo de ejecucion, 1498.80, tambien se ve reducido respecto a su consulta anterior sin hacer uso del indice.</text:p>
      <text:p text:style-name="P72"/>
      <text:p text:style-name="P67"><text:span text:style-name="T7">e</text:span><text:span text:style-name="T12">)</text:span><text:span text:style-name="T7"> Ejecutar la sentencia ANALYZE para generar las estadísticas sobre la tabla orders. </text:span></text:p>
      <text:p text:style-name="P70"/>
      <text:p text:style-name="P102">La consulta que hemos realizado ha sido la siguiente:</text:p>
      <text:p text:style-name="P102"/>
      <text:p text:style-name="P95">ANALYZE orders;</text:p>
      <text:p text:style-name="P70"/>
      <text:p text:style-name="P68"><text:span text:style-name="T7">f</text:span><text:span text:style-name="T12">) </text:span><text:span text:style-name="T7">Estudiar de nuevo el coste de las consulta y comparar con el coste anterior a la generación de </text:span></text:p>
      <text:p text:style-name="P71">estadísticas. Comparar el plan de ejecución y discutir el resultado. </text:p>
      <text:p text:style-name="P75"/>
      <text:p text:style-name="P102">Volvemos a ejecutar las consultas anteriores junto con la sentencia EXPLAIN. El resultado obtenido con la primera consulta es el siguiente:</text:p>
      <text:p text:style-name="P102"/>
      <text:p text:style-name="P95"><text:s/>Aggregate <text:s/>(cost=7.29..7.30 rows=1 width=0)</text:p>
      <text:p text:style-name="P95"><text:s text:c="3"/>-&gt; <text:s/>Index Only Scan using index_status on orders <text:s/>(cost=0.42..7.29 rows=1 width=0)</text:p>
      <text:p text:style-name="P95"><text:s text:c="9"/>Index Cond: (status IS NULL)</text:p>
      <text:p text:style-name="P102"/>
      <text:p text:style-name="P102">Al ejecutar el comando EXPLAIN despues de haber ejecutado una sentencia ANALYZE los resultados obtenidos son de distinta interpretacion. La informacion obtenida nos dice que para buscar en la tabla orders con el filtro de que status sea igual a NULL lo mas optimo es utilizar un indice. El tiempo de ejecucion total, 7.30, es el de la sentencia EXPLAIN, no el de la consulta, que no se ve afectado.</text:p>
      <text:p text:style-name="P102"/>
      <text:p text:style-name="P102">Al ejecutar la sentencia EXPLAIN junto con la segunda sentencia obtenemos el siguiente resultado:</text:p>
      <text:p text:style-name="P102"/>
      <text:p text:style-name="P95"><text:soft-page-break/><text:s/>Aggregate <text:s/>(cost=4275.42..4275.43 rows=1 width=0)</text:p>
      <text:p text:style-name="P95"><text:s text:c="3"/>-&gt; <text:s/>Seq Scan on orders <text:s/>(cost=0.00..3959.38 rows=126417 width=0)</text:p>
      <text:p text:style-name="P95"><text:s text:c="9"/>Filter: ((status)::text = 'Shipped'::text)</text:p>
      <text:p text:style-name="P102"/>
      <text:p text:style-name="P102">Como podemos observar en este caso <text:span text:style-name="T31">la informacion que se nos proporciona es que </text:span>lo mas optimo es realizar una busqueda completa por la tabla orders <text:span text:style-name="T31">cuando se busca por un order cuyo status sea igual a Shipped.</text:span></text:p>
      <text:p text:style-name="P70"/>
      <text:p text:style-name="P68"><text:span text:style-name="T7">g</text:span><text:span text:style-name="T12">)</text:span><text:span text:style-name="T7"> Comparar con la planificación de las otras dos consultas proporcionadas y comentar los resultados. </text:span></text:p>
      <text:p text:style-name="P71"/>
      <text:p text:style-name="P103">Ejecutamos ahora la sentencia EXPLAIN junto con las dos ultimas consultas, los resultados que obtenemos son los siguientes:</text:p>
      <text:p text:style-name="P103"/>
      <text:p text:style-name="P96"><text:s/>Aggregate <text:s/>(cost=2323.74..2323.76 rows=1 width=0)</text:p>
      <text:p text:style-name="P96"><text:s text:c="3"/>-&gt; <text:s/>Bitmap Heap Scan on orders <text:s/>(cost=362.25..2277.99 rows=18300 width=0)</text:p>
      <text:p text:style-name="P96"><text:s text:c="9"/>Recheck Cond: ((status)::text = 'Paid'::text)</text:p>
      <text:p text:style-name="P96"><text:s text:c="9"/>-&gt; <text:s/>Bitmap Index Scan on index_status <text:s/>(cost=0.00..357.67 rows=18300 width=0)</text:p>
      <text:p text:style-name="P96"><text:s text:c="15"/>Index Cond: ((status)::text = 'Paid'::text)</text:p>
      <text:p text:style-name="P103"/>
      <text:p text:style-name="P103">Tras ejecutar la siguiente consulta podemos observar que a pesar de haber ejecutado la sentencia ANALZE previamente los resultados obtenidos no se asemejann a las consultas del apartado anterior, esto se debe a que aun no se han generado estadisticas acerca de como hacer esta consulta, por lo que el resultado es el mismo que si no hubieramos ejecutado la sentencia ANALYZE previamente. </text:p>
      <text:p text:style-name="P103">El tiempo total de ejecucion de esta consulta es de 2323.76 y el modo de ejecucion es el mismo que en las consultas 1 y 2 haciendo uso del indice.</text:p>
      <text:p text:style-name="P103"/>
      <text:p text:style-name="P103">Ejecutamos ahora la ultima consulta junto con el comando EXPLAIN y obtenemos lo siguiente:</text:p>
      <text:p text:style-name="P103"/>
      <text:p text:style-name="P96"><text:s/>Aggregate <text:s/>(cost=2974.83..2974.84 rows=1 width=0)</text:p>
      <text:p text:style-name="P96"><text:s text:c="3"/>-&gt; <text:s/>Bitmap Heap Scan on orders <text:s/>(cost=731.74..2882.15 rows=37073 width=0)</text:p>
      <text:p text:style-name="P96"><text:s text:c="9"/>Recheck Cond: ((status)::text = 'Processed'::text)</text:p>
      <text:p text:style-name="P96"><text:s text:c="9"/>-&gt; <text:s/>Bitmap Index Scan on index_status <text:s/>(cost=0.00..722.47 rows=37073 width=0)</text:p>
      <text:p text:style-name="P96"><text:s text:c="15"/>Index Cond: ((status)::text = 'Processed'::text)</text:p>
      <text:p text:style-name="P103"/>
      <text:p text:style-name="P103">El resultado obtenido es similar al anterior. El modo de ejecucion es el mismo que en la consulta anterior y el tiempo de ejecucion, 2974.84, es practicamente igual a la consulta anterior.</text:p>
      <text:p text:style-name="P103"/>
      <text:p text:style-name="P68"><text:span text:style-name="T7">h</text:span><text:span text:style-name="T12">)</text:span><text:span text:style-name="T7"> Crear un script, countStatus.sql, con las consultas, creación de índices y sentencias ANALYZE.</text:span></text:p>
      <text:p text:style-name="P71"/>
      <text:p text:style-name="P104">El script realizado se encuentra en el fichero countStatus.sql junto con una breve explicacion de cada query.</text:p>
      <text:p text:style-name="P73"/>
      <text:p text:style-name="P73"/>
      <text:p text:style-name="P7">Enunciado: Transacciones y deadlocks:</text:p>
      <text:p text:style-name="P7"/>
      <text:p text:style-name="P13"><text:soft-page-break/>E. Estudio de transacciones: A partir del esqueleto suministrado, realizar una página, borraCliente, que ejecute una transacción que borre un cliente, y toda su información asociada (carrito e historial y pedidos con su detalle), de la BD. </text:p>
      <text:p text:style-name="P13"/>
      <text:p text:style-name="P69"><text:span text:style-name="T7">a</text:span><text:span text:style-name="T12">)</text:span><text:span text:style-name="T7"> La página recibirá vía GET el customerid del cliente a borrar, que será solicitado mediante un formulario por la propia página. </text:span></text:p>
      <text:p text:style-name="P74"/>
      <text:p text:style-name="P69"><text:span text:style-name="T7">b</text:span><text:span text:style-name="T12">)</text:span><text:span text:style-name="T7"> La transacción deberá tener mecanismos de rollback. </text:span></text:p>
      <text:p text:style-name="P74"/>
      <text:p text:style-name="P69"><text:span text:style-name="T7">c</text:span><text:span text:style-name="T12">)</text:span><text:span text:style-name="T7"> Se usarán sentencias SQL (vía execute()) para gestionar la transacción. Opcionalmente se podrá además (por ejemplo controlado por un argumento pasado vía GET) hacer uso de la interfaz SQLAlchemy (begin(), etc.) de gestión de transacciones en lugar de execute().</text:span></text:p>
      <text:p text:style-name="P74"/>
      <text:p text:style-name="P69"><text:span text:style-name="T7">d</text:span><text:span text:style-name="T12">)</text:span><text:span text:style-name="T7"> Para poder realizar este ejercicio, se deberá desactivar (eliminar) en la base de datos, si las hubiera, todas las restricciones ON DELETE CASCADE referentes al cliente y sus pedidos, pero manteniendo las foreign keys que aseguran la integridad. De esta forma no se propagará el borrado de un cliente de forma automática a los registros asociados y podremos hacer el borrado manual de dichos registros.</text:span></text:p>
      <text:p text:style-name="P74"/>
      <text:p text:style-name="P69"><text:span text:style-name="T7">e</text:span><text:span text:style-name="T12">)</text:span><text:span text:style-name="T7"> Elaborar una versión de la página, controlada por un argumento, que implemente este borrado de registros en un orden incorrecto, de forma que se provoque un fallo de restricción de foreign key.</text:span></text:p>
      <text:p text:style-name="P74"/>
      <text:p text:style-name="P69"><text:span text:style-name="T7">f</text:span><text:span text:style-name="T12">)</text:span><text:span text:style-name="T7"> Se deberá entonces realizar un rollback de la transacción para volver a la situación original, deshaciendo los cambios realizados hasta ese momento. </text:span></text:p>
      <text:p text:style-name="P74"/>
      <text:p text:style-name="P69"><text:span text:style-name="T7">g</text:span><text:span text:style-name="T12">)</text:span><text:span text:style-name="T7"> Elaborar otra versión con el orden de borrado correcto, y que funcione de la forma esperada y borre todos los registros asociados a una cliente. </text:span></text:p>
      <text:p text:style-name="P74"/>
      <text:p text:style-name="P69"><text:span text:style-name="T7">h</text:span><text:span text:style-name="T12">)</text:span><text:span text:style-name="T7"> Se deberá realizar un control de errores adecuado, y no considerar el NOT FOUND como un error. </text:span></text:p>
      <text:p text:style-name="P74"/>
      <text:p text:style-name="P69"><text:span text:style-name="T7">i</text:span><text:span text:style-name="T12">)</text:span><text:span text:style-name="T7"> Se mostrarán en la página resultante trazas de los cambios parciales que se van realizando, y cómo estos cambios se deshacen al realizar un rollback.</text:span></text:p>
      <text:p text:style-name="P74"/>
      <text:p text:style-name="P69"><text:span text:style-name="T7">j</text:span><text:span text:style-name="T12">)</text:span><text:span text:style-name="T7"> Alterar la versión incorrecta de la página para que se realice algún COMMIT intermedio (seguido de BEGIN, ¿por qué?), antes de producirse el error, y comprobar que los cambios realizados antes del COMMIT persisten tras el ROLLBACK. Controlar si se hace commit o no mediante otro argumento pasado a la página vía GET. </text:span></text:p>
      <text:p text:style-name="P100"/>
      <text:p text:style-name="P84"><text:span text:style-name="T22">F. Estudio de bloqueos y deadlocks:</text:span><text:span text:style-name="T7"> </text:span></text:p>
      <text:p text:style-name="P100"/>
      <text:p text:style-name="P69"><text:span text:style-name="T7">a</text:span><text:span text:style-name="T12">)</text:span><text:span text:style-name="T7"> Partir de una base de datos limpia. </text:span></text:p>
      <text:p text:style-name="P74"/>
      <text:p text:style-name="P69"><text:span text:style-name="T7">b</text:span><text:span text:style-name="T12">)</text:span><text:span text:style-name="T7"> Crear un script, updPromo.sql, que cree una nueva columna, promo, en la tabla customers. Esta columna contendrá un descuento (en porcentaje) promocional. </text:span></text:p>
      <text:p text:style-name="P74"/>
      <text:p text:style-name="P69"><text:soft-page-break/><text:span text:style-name="T7">c</text:span><text:span text:style-name="T12">)</text:span><text:span text:style-name="T7"> Añadir al script la creación de un trigger sobre la tabla customers de forma que al alterar la columna promo de un cliente, se le haga un descuento en los artículos de su cesta o carrito del porcentaje indicado en la columna promo sobre el precio de la tabla products.</text:span></text:p>
      <text:p text:style-name="P74"/>
      <text:p text:style-name="P69"><text:span text:style-name="T7">d</text:span><text:span text:style-name="T12">)</text:span><text:span text:style-name="T7"> Modificar el trigger para que haga un sleep durante su ejecución (sentencia PERFORM pg_sleep(nn) …) en el momento adecuado.</text:span></text:p>
      <text:p text:style-name="P74"/>
      <text:p text:style-name="P69"><text:span text:style-name="T7">e</text:span><text:span text:style-name="T12">)</text:span><text:span text:style-name="T7"> Insertar también un sleep en el momento adecuado en la versión correcta de la página que borra un cliente (eliminar el COMMIT intermedio si es necesario). </text:span></text:p>
      <text:p text:style-name="P74"/>
      <text:p text:style-name="P69"><text:span text:style-name="T7">f</text:span><text:span text:style-name="T12">)</text:span><text:span text:style-name="T7"> Crear uno o varios carritos (status a NULL) mediante la sentencia UPDATE. </text:span></text:p>
      <text:p text:style-name="P74"/>
      <text:p text:style-name="P69"><text:span text:style-name="T7">g</text:span><text:span text:style-name="T12">)</text:span><text:span text:style-name="T7"> Acceder a la página que borra un cliente con un pedido en curso (cesta o carrito) y, a la vez, realizar un update (en una sesión psql/phppgadmin/pgadmin3/etc.) de la columna promo del mismo cliente. </text:span></text:p>
      <text:p text:style-name="P74"/>
      <text:p text:style-name="P69"><text:span text:style-name="T7">h</text:span><text:span text:style-name="T12">)</text:span><text:span text:style-name="T7"> Comprobar en otra sesión que, durante el sleep en la página de borrado o el contenido en el trigger, los datos alterados por la página o por el trigger no son visibles. Comentad el porqué. </text:span></text:p>
      <text:p text:style-name="P74"/>
      <text:p text:style-name="P69"><text:span text:style-name="T7">i</text:span><text:span text:style-name="T12">)</text:span><text:span text:style-name="T7"> Revisar mediante phppgadmin los bloqueos mientras duren los sleep. Comentadlos.</text:span></text:p>
      <text:p text:style-name="P74"/>
      <text:p text:style-name="P69"><text:span text:style-name="T7">j</text:span><text:span text:style-name="T12">)</text:span><text:span text:style-name="T7"> Ajustar el punto en que se hacen los sleep para conseguir un deadlock y explicar por qué se produce. </text:span></text:p>
      <text:p text:style-name="P74"/>
      <text:p text:style-name="P69"><text:span text:style-name="T7">k</text:span><text:span text:style-name="T12">)</text:span><text:span text:style-name="T7"> Discutir cómo afrontar o evitar este tipo de problema.</text:span></text:p>
      <text:p text:style-name="P74"/>
      <text:p text:style-name="P100"/>
      <text:p text:style-name="P8">Enunciado: Seguridad</text:p>
      <text:p text:style-name="P8"/>
      <text:p text:style-name="P14">G) Acceso indebido a un sitio web</text:p>
      <text:p text:style-name="P14"/>
      <text:p text:style-name="P15">El objetivo de este ejercicio es acceder a nuestro sitio web, protegido con usuario y contraseña, sin disponer ni de usuario ni de contraseña. Se suministra una página ejemplo de validación de login (xLoginInjection). Revisar el código fuente y detectar la vulnerabilidad. Se pide: </text:p>
      <text:p text:style-name="P15"/>
      <text:p text:style-name="P74">a) Conociendo el nombre de login de un usuario (pero no su contraseña), conseguir validar el proceso de login. Como usuario se puede usar cualquiera de la BD, por ejemplo, gatsby. Para conseguir validar el login, se deberá inyectar código SQL en el campo de contraseña. </text:p>
      <text:p text:style-name="P74"/>
      <text:p text:style-name="P104">Para validar el proceso de loguin hemos observado la consulta que se realiza en la funcion que se encarga de este proceso, <text:span text:style-name="T32">query="select * from customers where username=' " + username + " ' and password=' " + password + " ' "</text:span>. Como se puede observar al ejecutar esta consulta no se hcae ningun tipo de comprobacion de que parametros de entrada se insertan en la consulta por lo que si queremos podriamos insertar en el campo password el texto siguiente #<text:span text:style-name="T32">' OR 1=1; -- </text:span>que se traduciria a ejecutar en nuestra base de datos la siguiente query: </text:p>
      <text:p text:style-name="P104"/>
      <text:p text:style-name="P78">select * from customers where username='gatsby' and password='#' OR 1=1 –'</text:p>
      <text:p text:style-name="P77"><text:soft-page-break/></text:p>
      <text:p text:style-name="P105">Esta consulta al tener una OR 1=1 al final se ejecutara siempre por lo que podremos loguearnos sin necesidad de saber la contraseña.</text:p>
      <text:p text:style-name="P74"/>
      <text:p text:style-name="P74">b) Usar la misma técnica para validar el login sin conocer ni el login del usuario ni su contraseña. </text:p>
      <text:p text:style-name="P74"/>
      <text:p text:style-name="P105">Esta vez para loguearnos escribimos lo mismo que en el caso anterior pero esta vez en el campo de usuario. El resultado es el mismo ya que la condicion OR 1=1 siempre se ejecuta por lo que nos loguearemos de manera correcta.</text:p>
      <text:p text:style-name="P74"/>
      <text:p text:style-name="P74">c) Discutir cómo evitar estos accesos indebidos.</text:p>
      <text:p text:style-name="P74"/>
      <text:p text:style-name="P105">Este tipo de accesos indebidos se pueden evitar de muchas maneras, una de ellas seria filtrar los campos que se introducen por el usuario y quitar valores como -, “, sentencias OR , AND… Esta forma a pesar de efectiva requiere bastante codificacion y limitaciones, por lo que creeemos que la mejor manera de evitar este tipo de accesos es mediante el uso de sentencias del tipo PREPARE, EXECUTE, ya que no se especifican los valores de entrada directamente en la sentencia, si no que se incrustan despues con lo que evitariamos este tipo de inyeccion de <text:s/>codigo.</text:p>
      <text:p text:style-name="P74"/>
      <text:p text:style-name="P14">H) Acceso indebido a información</text:p>
      <text:p text:style-name="P14"/>
      <text:p text:style-name="P15">El objetivo de este ejercicio es extraer la lista de clientes de nuestro sitio web. </text:p>
      <text:p text:style-name="P15"/>
      <text:p text:style-name="P15">Se suministra una página (xSearchInjection) que nos permitirá acceder a estos datos. Esta página muestra los títulos de las películas de un año determinado, suministrado por el usuario, mediante una consulta SQL aparentemente correcta. </text:p>
      <text:p text:style-name="P15"/>
      <text:p text:style-name="P15">Asumiremos que, de algún modo, hemos conseguido averiguar (o simplemente sospechamos) que el sitio web hace uso de una base de datos sobre PostgreSQL, pero, obviamente, no sabemos nada más acerca de la estructura interna de la base de datos. </text:p>
      <text:p text:style-name="P15"/>
      <text:p text:style-name="P15">Haremos uso de las tablas de catálogo de PostgreSQL. La bibliografía contiene un enlace a la información sobre dicho catálogo. </text:p>
      <text:p text:style-name="P15"/>
      <text:p text:style-name="P15">En el ejercicio, el alumno debe tomar el papel de un atacante al sitio web (al que ha podido acceder), así que no debe tener conocimiento del código fuente de la página en el servidor, pero sí del código HTML que se ha descargado en su navegador.</text:p>
      <text:p text:style-name="P15"/>
      <text:p text:style-name="P23"><text:span text:style-name="T4">a) Se sospecha que la consulta que se realiza en la página es del tipo: select columna_titulo from tabla_peliculas where columna_anio = ‘</text:span><text:span text:style-name="T5">&lt;variable&gt;’ </text:span>pero se desconocen los nombres de las tablas y columnas. (En realidad es algo más compleja, pero ello no afecta al proceso de inyección: ¿por qué?)</text:p>
      <text:p text:style-name="P23"/>
      <text:p text:style-name="P50">Porque el tipo de consulta que realizaremos es totalmente diferente a la que se realiza en la funcion de python, es decir, lo unico que es verdaderemente util de la query anterior es el hecho de saber que el <text:soft-page-break/>campo columna_anio se encuentra entre comillas simples, para de esta manera evitar esta consulta y ejecutar otra paralela.</text:p>
      <text:p text:style-name="P23"/>
      <text:p text:style-name="P24">b) Encontrar una cadena de búsqueda que nos muestre todas las tablas del sistema. Para ello hacer uso de la tabla pg_class, descrita en la documentación de PostgresSQL. </text:p>
      <text:p text:style-name="P24"/>
      <text:p text:style-name="P51">Para llevar a cabo la siguiente operacion seguimos la misma metodologia que en el caso de login, la consulta que queremos realizar es la siguiente:</text:p>
      <text:p text:style-name="P51"/>
      <text:p text:style-name="P37"><text:span text:style-name="T4">select columna_titulo from tabla_peliculas where columna_anio = '</text:span>0' union select relname from pg_class –'</text:p>
      <text:p text:style-name="P51"/>
      <text:p text:style-name="P51">Con esta consulta lo que conseguiremos sera evitar la primera consulta y buscar todas las tablas del sistema haciendo uso de la tabla pg_class.</text:p>
      <text:p text:style-name="P24"/>
      <text:p text:style-name="P24">c) Encontrar una cadena de búsqueda que sólo muestre las tablas de interés de la base de datos (schema public), y no las internas de PostgresSQL. Para ello encontrar el ‘oid’ del schema ‘public’ en la tabla pg_namespace y luego filtrar el resultado del apartado anterior con este oid. Nota: La columna ‘oid’ es interna, y no se muestra en un select * …, pero sí cuando se pide explícitamente con select oid,* …</text:p>
      <text:p text:style-name="P24"/>
      <text:p text:style-name="P52">Para esto ejecutamos la consulta siguiente en la base de datos :</text:p>
      <text:p text:style-name="P52"/>
      <text:p text:style-name="P41">select *, oid from pg_namespace;</text:p>
      <text:p text:style-name="P52"/>
      <text:p text:style-name="P52">Que nos dice todos los oids de las pg_class del sistema. Al ejecutar la sentencia obtenemos que el oid de la pg_class public es 2200.</text:p>
      <text:p text:style-name="P24"/>
      <text:p text:style-name="P52">Ahora volvemos a ejecutar la consulta anterior pero esta vez filtrando por el campo oid 2200. <text:span text:style-name="T33">Ejecutaremos esta consulta en el campo de texto siguiendo el mismo metodo que en el primera apartado.</text:span></text:p>
      <text:p text:style-name="P52"/>
      <text:p text:style-name="P38"><text:span text:style-name="T4">select columna_titulo from tabla_peliculas where columna_anio = '</text:span>0' union select relname from pg_class <text:span text:style-name="T33">where relnamespace = 2200 --</text:span><text:span text:style-name="T4">'</text:span></text:p>
      <text:p text:style-name="P24"/>
      <text:p text:style-name="P24">d) Identificar en la lista anterior la tabla candidata a contener información de los clientes.</text:p>
      <text:p text:style-name="P25"/>
      <text:p text:style-name="P53">Observando la tabla anterior podemos asumir que la tabla que contiene la informacion de los clientes no es otra que la tabla customers.</text:p>
      <text:p text:style-name="P25"/>
      <text:p text:style-name="P24">e) Encontrar una cadena de búsqueda que nos muestre el ‘oid’ de esta tabla consultando la tabla pg_class. </text:p>
      <text:p text:style-name="P24"/>
      <text:p text:style-name="P53">Para ejecutar esta consulta seguimos el mismo procedimiento que en el primer apartado. La consulta a realizar seria la siguiente:</text:p>
      <text:p text:style-name="P53"/>
      <text:p text:style-name="P38"><text:soft-page-break/><text:span text:style-name="T4">select columna_titulo from tabla_peliculas where columna_anio = '</text:span>0' union select <text:span text:style-name="T33">cast(oid as varchar)</text:span> from pg_class <text:span text:style-name="T33">where relname= <text:s/></text:span><text:span text:style-name="T4">'</text:span><text:span text:style-name="T6">customers</text:span><text:span text:style-name="T4">' </text:span><text:span text:style-name="T33">--</text:span><text:span text:style-name="T4">'</text:span></text:p>
      <text:p text:style-name="P24"/>
      <text:p text:style-name="P53">Para realizar esta consulta ha sido necesario hacer un casteo del tipo oid a varchar, ya que si no, no podriamos hacer union, porque el campo de columna_titulo es de tipo varchar, lo que nos lanzaria un error. El oid obtenido tras realizar la consulta es 49800.</text:p>
      <text:p text:style-name="P24"/>
      <text:p text:style-name="P24">f) Mediante el ‘oid’ anterior, encontrar una cadena de búsqueda que nos muestre las columnas de la tabla candidata, consultando la tabla pg_attribute. </text:p>
      <text:p text:style-name="P24"/>
      <text:p text:style-name="P54">Como el campo oid se ve referenciadoo en la tabla pg_attribute simplemente tendremos que realizar una query que nos devuelve las columnas de una tabla con un oid especificado. La consulta a ejecutar es la siguiente (siguiendo la misma metodologia que en el primer apartado) :</text:p>
      <text:p text:style-name="P54"/>
      <text:p text:style-name="P39"><text:span text:style-name="T4">select columna_titulo from tabla_peliculas where columna_anio = '</text:span>0' union select <text:span text:style-name="T34">attname</text:span> from pg_<text:span text:style-name="T34">attribute</text:span> <text:span text:style-name="T33">where attrelid= <text:s/>49800</text:span><text:span text:style-name="T4"> </text:span><text:span text:style-name="T33">--</text:span><text:span text:style-name="T4">'</text:span></text:p>
      <text:p text:style-name="P24"/>
      <text:p text:style-name="P24">g) Identificar la columna candidata a contener los clientes del sitio web. </text:p>
      <text:p text:style-name="P24"/>
      <text:p text:style-name="P54">Una vez realizado la consulta podemos suponer que la columna firstname es la que contiene los nombres de los clientes del sitio web.</text:p>
      <text:p text:style-name="P24"/>
      <text:p text:style-name="P24">h) Con la información anterior, encontrar una cadena de búsqueda que nos muestre la lista de clientes. </text:p>
      <text:p text:style-name="P24"/>
      <text:p text:style-name="P55">Para obtener la lista de clientes seguimos la misma metodologia que en el apartado anterior y ejecutamos la siguiente consulta con la informacion obtenida:</text:p>
      <text:p text:style-name="P55"/>
      <text:p text:style-name="P40"><text:span text:style-name="T4">select columna_titulo from tabla_peliculas where columna_anio = '</text:span>0' union select <text:span text:style-name="T35">firstname</text:span> from <text:span text:style-name="T35">customers</text:span><text:span text:style-name="T4"> </text:span><text:span text:style-name="T33">--</text:span><text:span text:style-name="T4">'</text:span></text:p>
      <text:p text:style-name="P24"/>
      <text:p text:style-name="P24">i) Discutid las posibles maneras de resolver el problema: ¿Se resolvería el problema usando una lista desplegable (combobox) en lugar de un campo de texto para introducir el año? ¿Y usando el método POST en lugar de GET en la página?</text:p>
      <text:p text:style-name="P24"/>
      <text:p text:style-name="P55">El uso de un combobox no resolveria el problema, ya que podriamos modificar el contenido de lo que seleccionemos utilizando un INSPECT en la pagina, pudiendo asi ejecutar el mismo codigo que en el caso anterior. </text:p>
      <text:p text:style-name="P55"/>
      <text:p text:style-name="P55">Si se usase el metodo POST tampoco se resolveria<text:span text:style-name="T36">el problema, ya que ocurriria lo mismo que en el ejercicio de login en el que se posteaban los datos introducidos. </text:span></text:p>
      <text:p text:style-name="P56"/>
      <text:p text:style-name="P56">Alguna manera para resolver este problema seria realizar lo que se dijo en el ejercicio 1, o bien un filtrado de lo que el usuario introduce como texto o bien hacer uso de las sentencias PREPARE, EXECU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text-properties officeooo:rsid="0039d842" officeooo:paragraph-rsid="0039d842"/>
    </style:style>
    <style:style style:name="MT1" style:family="text">
      <style:text-properties fo:font-size="10pt" fo:font-weight="bold"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tab/> <text:s text:c="72"/><text:span text:style-name="MT1">Tomas Higuera Viso y Manuel Chamorro Martinez de Aragon</text:span></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6:07:15.753162415</meta:creation-date>
    <dc:date>2018-12-19T12:52:01.099158761</dc:date>
    <meta:editing-duration>PT3H15M37S</meta:editing-duration>
    <meta:editing-cycles>44</meta:editing-cycles>
    <meta:generator>LibreOffice/5.1.6.2$Linux_X86_64 LibreOffice_project/10m0$Build-2</meta:generator>
    <meta:document-statistic meta:table-count="0" meta:image-count="0" meta:object-count="0" meta:page-count="15" meta:paragraph-count="287" meta:word-count="5399" meta:character-count="34871" meta:non-whitespace-character-count="28921"/>
  </office:meta>
</office:document-meta>
</file>